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057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4.602cm"/>
    </style:style>
    <style:style style:name="co10" style:family="table-column">
      <style:table-column-properties fo:break-before="auto" style:column-width="5.00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815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 style:data-style-name="N110">
      <style:table-cell-properties fo:wrap-option="wrap" fo:border="none"/>
      <style:text-properties style:use-window-font-color="true" style:text-outline="false" style:text-line-through-styl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Regularization" table:style-name="ta1">
        <table:shapes>
          <draw:frame draw:z-index="0" draw:style-name="gr1" draw:text-style-name="P1" svg:width="16.42cm" svg:height="9.222cm" svg:x="21.976cm" svg:y="0.212cm">
            <draw:object draw:notify-on-update-of-ranges="Regularization.B2:Regularization.B2 Regularization.B3:Regularization.B5 Regularization.C2:Regularization.C2 Regularization.C3:Regularization.C5 Regularization.D2:Regularization.D2 Regularization.D3:Regularization.D5 Regularization.E2:Regularization.E2 Regularization.E3:Regularization.E5 Regularization.F2:Regularization.F2 Regularization.F3:Regularization.F5 Regularization.G2:Regularization.G2 Regularization.G3:Regularization.G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0.509cm" svg:y="7.156cm">
            <draw:object draw:notify-on-update-of-ranges="Regularization.B11:Regularization.B11 Regularization.B12:Regularization.B14 Regularization.C11:Regularization.C11 Regularization.C12:Regularization.C14 Regularization.D11:Regularization.D11 Regularization.D12:Regularization.D14 Regularization.E11:Regularization.E11 Regularization.E12:Regularization.E14 Regularization.F11:Regularization.F11 Regularization.F12:Regularization.F14 Regularization.G11:Regularization.G11 Regularization.G12:Regularization.G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EARN T1&amp;T2 TOGETHER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T1: No regularization</text:p>
          </table:table-cell>
          <table:table-cell table:style-name="ce1" office:value-type="string" calcext:value-type="string">
            <text:p>T1: Lasso</text:p>
          </table:table-cell>
          <table:table-cell table:style-name="ce1" office:value-type="string" calcext:value-type="string">
            <text:p>T1: Ridge</text:p>
          </table:table-cell>
          <table:table-cell table:style-name="ce1" office:value-type="string" calcext:value-type="string">
            <text:p>T2: No regularization</text:p>
          </table:table-cell>
          <table:table-cell table:style-name="ce1" office:value-type="string" calcext:value-type="string">
            <text:p>T2: Lasso</text:p>
          </table:table-cell>
          <table:table-cell table:style-name="ce1" office:value-type="string" calcext:value-type="string">
            <text:p>T2: Ridge</text:p>
          </table:table-cell>
        </table:table-row>
        <table:table-row table:style-name="ro2">
          <table:table-cell table:style-name="ce1" office:value-type="string" calcext:value-type="string">
            <text:p>Linear (d=1; 19 features)</text:p>
          </table:table-cell>
          <table:table-cell table:style-name="ce3" office:value-type="float" office:value="56.29148692" calcext:value-type="float">
            <text:p>56.29148692</text:p>
          </table:table-cell>
          <table:table-cell table:style-name="ce3" office:value-type="float" office:value="56.24849479" calcext:value-type="float">
            <text:p>56.24849479</text:p>
          </table:table-cell>
          <table:table-cell table:style-name="ce3" office:value-type="float" office:value="57.16714326" calcext:value-type="float">
            <text:p>57.16714326</text:p>
          </table:table-cell>
          <table:table-cell table:style-name="ce3" office:value-type="float" office:value="94.99184123" calcext:value-type="float">
            <text:p>94.99184123</text:p>
          </table:table-cell>
          <table:table-cell table:style-name="ce3" office:value-type="float" office:value="94.92677452" calcext:value-type="float">
            <text:p>94.92677452</text:p>
          </table:table-cell>
          <table:table-cell table:style-name="ce3" office:value-type="float" office:value="96.9583643" calcext:value-type="float">
            <text:p>96.9583643</text:p>
          </table:table-cell>
        </table:table-row>
        <table:table-row table:style-name="ro2">
          <table:table-cell table:style-name="ce1" office:value-type="string" calcext:value-type="string">
            <text:p>Poly (d=2; 210 features)</text:p>
          </table:table-cell>
          <table:table-cell table:style-name="ce3" office:value-type="float" office:value="58.46383495" calcext:value-type="float">
            <text:p>58.46383495</text:p>
          </table:table-cell>
          <table:table-cell table:style-name="ce3" office:value-type="float" office:value="49.78630333" calcext:value-type="float">
            <text:p>49.78630333</text:p>
          </table:table-cell>
          <table:table-cell table:style-name="ce3" office:value-type="float" office:value="48.7039938" calcext:value-type="float">
            <text:p>48.7039938</text:p>
          </table:table-cell>
          <table:table-cell table:style-name="ce3" office:value-type="float" office:value="93.39659671" calcext:value-type="float">
            <text:p>93.39659671</text:p>
          </table:table-cell>
          <table:table-cell table:style-name="ce3" office:value-type="float" office:value="86.38326379" calcext:value-type="float">
            <text:p>86.38326379</text:p>
          </table:table-cell>
          <table:table-cell table:style-name="ce3" office:value-type="float" office:value="84.19652746" calcext:value-type="float">
            <text:p>84.19652746</text:p>
          </table:table-cell>
        </table:table-row>
        <table:table-row table:style-name="ro2">
          <table:table-cell table:style-name="ce1" office:value-type="string" calcext:value-type="string">
            <text:p>Poly (d=3; 1,540 features)</text:p>
          </table:table-cell>
          <table:table-cell table:style-name="ce3"/>
          <table:table-cell table:style-name="ce3" office:value-type="float" office:value="42.26194145" calcext:value-type="float">
            <text:p>42.26194145</text:p>
          </table:table-cell>
          <table:table-cell table:style-name="ce5" office:value-type="float" office:value="35.5327822" calcext:value-type="float">
            <text:p>35.5327822</text:p>
          </table:table-cell>
          <table:table-cell table:style-name="ce1"/>
          <table:table-cell table:style-name="ce3" office:value-type="float" office:value="75.25501559" calcext:value-type="float">
            <text:p>75.25501559</text:p>
          </table:table-cell>
          <table:table-cell table:style-name="ce5" office:value-type="float" office:value="65.15359954" calcext:value-type="float">
            <text:p>65.15359954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3" office:value-type="float" office:value="9737.01222119" calcext:value-type="float">
            <text:p>9737.01222119</text:p>
          </table:table-cell>
          <table:table-cell table:number-columns-repeated="2"/>
          <table:table-cell table:style-name="ce3" office:value-type="float" office:value="12718.67406992" calcext:value-type="float">
            <text:p>12718.6740699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USE T1 TO PREDICT T2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T1: No regularization</text:p>
          </table:table-cell>
          <table:table-cell table:style-name="ce1" office:value-type="string" calcext:value-type="string">
            <text:p>T1: Lasso</text:p>
          </table:table-cell>
          <table:table-cell table:style-name="ce1" office:value-type="string" calcext:value-type="string">
            <text:p>T1: Ridge</text:p>
          </table:table-cell>
          <table:table-cell table:style-name="ce1" office:value-type="string" calcext:value-type="string">
            <text:p>T2: No regularization</text:p>
          </table:table-cell>
          <table:table-cell table:style-name="ce1" office:value-type="string" calcext:value-type="string">
            <text:p>T2: Lasso</text:p>
          </table:table-cell>
          <table:table-cell table:style-name="ce1" office:value-type="string" calcext:value-type="string">
            <text:p>T2: Ridge</text:p>
          </table:table-cell>
        </table:table-row>
        <table:table-row table:style-name="ro2">
          <table:table-cell table:style-name="ce1" office:value-type="string" calcext:value-type="string">
            <text:p>Linear (d=1; 19 features)</text:p>
          </table:table-cell>
          <table:table-cell table:style-name="ce3" office:value-type="float" office:value="56.14376825" calcext:value-type="float">
            <text:p>56.14376825</text:p>
          </table:table-cell>
          <table:table-cell table:style-name="ce3" office:value-type="float" office:value="56.85344214" calcext:value-type="float">
            <text:p>56.85344214</text:p>
          </table:table-cell>
          <table:table-cell table:style-name="ce3" office:value-type="float" office:value="56.37491415" calcext:value-type="float">
            <text:p>56.37491415</text:p>
          </table:table-cell>
          <table:table-cell table:style-name="ce3" office:value-type="float" office:value="94.8667611" calcext:value-type="float">
            <text:p>94.8667611</text:p>
          </table:table-cell>
          <table:table-cell table:style-name="ce3" office:value-type="float" office:value="95.81265331" calcext:value-type="float">
            <text:p>95.81265331</text:p>
          </table:table-cell>
          <table:table-cell table:style-name="ce3" office:value-type="float" office:value="95.04415134" calcext:value-type="float">
            <text:p>95.04415134</text:p>
          </table:table-cell>
        </table:table-row>
        <table:table-row table:style-name="ro2">
          <table:table-cell table:style-name="ce1" office:value-type="string" calcext:value-type="string">
            <text:p>Poly (d=2; 210 features)</text:p>
          </table:table-cell>
          <table:table-cell table:style-name="ce3" office:value-type="float" office:value="68.50475406" calcext:value-type="float">
            <text:p>68.50475406</text:p>
          </table:table-cell>
          <table:table-cell table:style-name="ce3" office:value-type="float" office:value="50.13168861" calcext:value-type="float">
            <text:p>50.13168861</text:p>
          </table:table-cell>
          <table:table-cell table:style-name="ce3" office:value-type="float" office:value="50.34792826" calcext:value-type="float">
            <text:p>50.34792826</text:p>
          </table:table-cell>
          <table:table-cell table:style-name="ce3" office:value-type="float" office:value="104.89982119" calcext:value-type="float">
            <text:p>104.89982119</text:p>
          </table:table-cell>
          <table:table-cell table:style-name="ce3" office:value-type="float" office:value="87.36798444" calcext:value-type="float">
            <text:p>87.36798444</text:p>
          </table:table-cell>
          <table:table-cell table:style-name="ce3" office:value-type="float" office:value="86.73534419" calcext:value-type="float">
            <text:p>86.73534419</text:p>
          </table:table-cell>
        </table:table-row>
        <table:table-row table:style-name="ro2">
          <table:table-cell table:style-name="ce1" office:value-type="string" calcext:value-type="string">
            <text:p>Poly (d=3; 1,540 features)</text:p>
          </table:table-cell>
          <table:table-cell table:style-name="ce3"/>
          <table:table-cell table:style-name="ce3" office:value-type="float" office:value="41.37796962" calcext:value-type="float">
            <text:p>41.37796962</text:p>
          </table:table-cell>
          <table:table-cell table:style-name="ce3" office:value-type="float" office:value="37.15006986" calcext:value-type="float">
            <text:p>37.15006986</text:p>
          </table:table-cell>
          <table:table-cell table:style-name="ce1"/>
          <table:table-cell table:style-name="ce3" office:value-type="float" office:value="72.82717643" calcext:value-type="float">
            <text:p>72.82717643</text:p>
          </table:table-cell>
          <table:table-cell table:style-name="ce3" office:value-type="float" office:value="71.09527857" calcext:value-type="float">
            <text:p>71.09527857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3" office:value-type="float" office:value="27116.54189719" calcext:value-type="float">
            <text:p>27116.54189719</text:p>
          </table:table-cell>
          <table:table-cell table:number-columns-repeated="2"/>
          <table:table-cell table:style-name="ce3" office:value-type="float" office:value="36340.82587465" calcext:value-type="float">
            <text:p>36340.82587465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table:number-columns-repeated="4"/>
          <table:table-cell table:number-columns-repeated="3"/>
        </table:table-row>
        <table:table-row table:style-name="ro1">
          <table:table-cell table:style-name="ce2"/>
          <table:table-cell table:style-name="ce4" table:number-columns-repeated="3"/>
          <table:table-cell table:number-columns-repeated="3"/>
        </table:table-row>
        <table:table-row table:style-name="ro1" table:number-rows-repeated="2">
          <table:table-cell table:style-name="ce2"/>
          <table:table-cell table:number-columns-repeated="6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election" table:style-name="ta1">
        <table:shapes>
          <draw:frame draw:z-index="0" draw:style-name="gr2" draw:text-style-name="P1" svg:width="0.12cm" svg:height="0.482cm" svg:x="1.778cm" svg:y="0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1.401cm" svg:y="0.609cm">
            <draw:object draw:notify-on-update-of-ranges="Selection.B1:Selection.B1 Selection.B2:Selection.B19 Selection.C1:Selection.C1 Selection.C2:Selection.C19 Selection.D1:Selection.D1 Selection.D2:Selection.D19 Selection.E1:Selection.E1 Selection.E2:Selection.E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1cm" svg:height="8.986cm" svg:x="12.116cm" svg:y="11.554cm">
            <draw:object draw:notify-on-update-of-ranges="Selection.B23:Selection.B23 Selection.B24:Selection.B41 Selection.C23:Selection.C23 Selection.C24:Selection.C4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.99cm" svg:height="9.01cm" svg:x="37.31cm" svg:y="11.139cm">
            <draw:object draw:notify-on-update-of-ranges="Selection.I23:Selection.I23 Selection.I24:Selection.I41 Selection.J23:Selection.J23 Selection.J24:Selection.J41 Selection.K23:Selection.K23 Selection.K24:Selection.K4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15.999cm" svg:height="8.999cm" svg:x="11.672cm" svg:y="21.757cm">
            <draw:object draw:notify-on-update-of-ranges="Selection.B45:Selection.B45 Selection.B46:Selection.B63 Selection.C45:Selection.C45 Selection.C46:Selection.C6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5.999cm" svg:height="8.999cm" svg:x="37.361cm" svg:y="21.31cm">
            <draw:object draw:notify-on-update-of-ranges="Selection.I45:Selection.I45 Selection.I46:Selection.I63 Selection.J45:Selection.J45 Selection.J46:Selection.J63 Selection.K45:Selection.K45 Selection.K46:Selection.K6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15.999cm" svg:height="8.999cm" svg:x="11.672cm" svg:y="31.909cm">
            <draw:object draw:notify-on-update-of-ranges="Selection.B68:Selection.B68 Selection.B69:Selection.B86 Selection.C68:Selection.C68 Selection.C69:Selection.C8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6" table:default-cell-style-name="ce3"/>
        <table:table-column table:style-name="co7" table:default-cell-style-name="ce3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row table:style-name="ro2">
          <table:table-cell office:value-type="string" calcext:value-type="string">
            <text:p>LINEAR regression</text:p>
          </table:table-cell>
          <table:table-cell office:value-type="string" calcext:value-type="string">
            <text:p>T1 – RFE (keep k features)</text:p>
          </table:table-cell>
          <table:table-cell table:style-name="ce3" office:value-type="string" calcext:value-type="string">
            <text:p>T1 – k-best features</text:p>
          </table:table-cell>
          <table:table-cell table:style-name="ce3" office:value-type="string" calcext:value-type="string">
            <text:p>T2 – RFE (keep k features)</text:p>
          </table:table-cell>
          <table:table-cell table:style-name="ce3" office:value-type="string" calcext:value-type="string">
            <text:p>T2 – k-best features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k=2/19</text:p>
          </table:table-cell>
          <table:table-cell table:style-name="ce1" office:value-type="float" office:value="65.76187132" calcext:value-type="float">
            <text:p>65.76187132</text:p>
          </table:table-cell>
          <table:table-cell office:value-type="float" office:value="60.06254653" calcext:value-type="float">
            <text:p>60.06254653</text:p>
          </table:table-cell>
          <table:table-cell table:style-name="ce1" office:value-type="float" office:value="113.97201238" calcext:value-type="float">
            <text:p>113.97201238</text:p>
          </table:table-cell>
          <table:table-cell table:style-name="ce8" office:value-type="float" office:value="101.57929515" calcext:value-type="float">
            <text:p>101.57929515</text:p>
          </table:table-cell>
          <table:table-cell table:style-name="ce7"/>
          <table:table-cell table:number-columns-repeated="5"/>
        </table:table-row>
        <table:table-row table:style-name="ro5">
          <table:table-cell office:value-type="string" calcext:value-type="string">
            <text:p>k=3/19</text:p>
          </table:table-cell>
          <table:table-cell table:style-name="ce1" office:value-type="float" office:value="65.52925869" calcext:value-type="float">
            <text:p>65.52925869</text:p>
          </table:table-cell>
          <table:table-cell office:value-type="float" office:value="60.04229994" calcext:value-type="float">
            <text:p>60.04229994</text:p>
          </table:table-cell>
          <table:table-cell table:style-name="ce1" office:value-type="float" office:value="113.9582026" calcext:value-type="float">
            <text:p>113.9582026</text:p>
          </table:table-cell>
          <table:table-cell table:style-name="ce8" office:value-type="float" office:value="101.16356436" calcext:value-type="float">
            <text:p>101.16356436</text:p>
          </table:table-cell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k=4/19</text:p>
          </table:table-cell>
          <table:table-cell table:style-name="ce1" office:value-type="float" office:value="65.44442811" calcext:value-type="float">
            <text:p>65.44442811</text:p>
          </table:table-cell>
          <table:table-cell office:value-type="float" office:value="59.96368182" calcext:value-type="float">
            <text:p>59.96368182</text:p>
          </table:table-cell>
          <table:table-cell table:style-name="ce1" office:value-type="float" office:value="113.85523464" calcext:value-type="float">
            <text:p>113.85523464</text:p>
          </table:table-cell>
          <table:table-cell table:style-name="ce1" office:value-type="float" office:value="101.25357434" calcext:value-type="float">
            <text:p>101.2535743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=5/19</text:p>
          </table:table-cell>
          <table:table-cell table:style-name="ce1" office:value-type="float" office:value="65.30995111" calcext:value-type="float">
            <text:p>65.30995111</text:p>
          </table:table-cell>
          <table:table-cell office:value-type="float" office:value="59.94638774" calcext:value-type="float">
            <text:p>59.94638774</text:p>
          </table:table-cell>
          <table:table-cell table:style-name="ce1" office:value-type="float" office:value="113.81922932" calcext:value-type="float">
            <text:p>113.81922932</text:p>
          </table:table-cell>
          <table:table-cell table:style-name="ce1" office:value-type="float" office:value="101.20211219" calcext:value-type="float">
            <text:p>101.202112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=6/19</text:p>
          </table:table-cell>
          <table:table-cell table:style-name="ce1" office:value-type="float" office:value="65.08462705" calcext:value-type="float">
            <text:p>65.08462705</text:p>
          </table:table-cell>
          <table:table-cell office:value-type="float" office:value="58.32478666" calcext:value-type="float">
            <text:p>58.32478666</text:p>
          </table:table-cell>
          <table:table-cell table:style-name="ce1" office:value-type="float" office:value="113.62086623" calcext:value-type="float">
            <text:p>113.62086623</text:p>
          </table:table-cell>
          <table:table-cell table:style-name="ce1" office:value-type="float" office:value="98.6932148" calcext:value-type="float">
            <text:p>98.69321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=7/19</text:p>
          </table:table-cell>
          <table:table-cell table:style-name="ce1" office:value-type="float" office:value="64.81782005" calcext:value-type="float">
            <text:p>64.81782005</text:p>
          </table:table-cell>
          <table:table-cell office:value-type="float" office:value="57.54810234" calcext:value-type="float">
            <text:p>57.54810234</text:p>
          </table:table-cell>
          <table:table-cell table:style-name="ce1" office:value-type="float" office:value="113.11086996" calcext:value-type="float">
            <text:p>113.11086996</text:p>
          </table:table-cell>
          <table:table-cell table:style-name="ce1" office:value-type="float" office:value="97.38736792" calcext:value-type="float">
            <text:p>97.3873679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=8/19</text:p>
          </table:table-cell>
          <table:table-cell table:style-name="ce1" office:value-type="float" office:value="64.91212499" calcext:value-type="float">
            <text:p>64.91212499</text:p>
          </table:table-cell>
          <table:table-cell office:value-type="float" office:value="57.43732958" calcext:value-type="float">
            <text:p>57.43732958</text:p>
          </table:table-cell>
          <table:table-cell table:style-name="ce1" office:value-type="float" office:value="112.26573752" calcext:value-type="float">
            <text:p>112.26573752</text:p>
          </table:table-cell>
          <table:table-cell table:style-name="ce1" office:value-type="float" office:value="96.58223405" calcext:value-type="float">
            <text:p>96.582234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=9/19</text:p>
          </table:table-cell>
          <table:table-cell table:style-name="ce1" office:value-type="float" office:value="64.338489" calcext:value-type="float">
            <text:p>64.338489</text:p>
          </table:table-cell>
          <table:table-cell office:value-type="float" office:value="57.41737717" calcext:value-type="float">
            <text:p>57.41737717</text:p>
          </table:table-cell>
          <table:table-cell table:style-name="ce1" office:value-type="float" office:value="109.27645186" calcext:value-type="float">
            <text:p>109.27645186</text:p>
          </table:table-cell>
          <table:table-cell table:style-name="ce1" office:value-type="float" office:value="96.55075656" calcext:value-type="float">
            <text:p>96.550756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=10/19</text:p>
          </table:table-cell>
          <table:table-cell table:style-name="ce1" office:value-type="float" office:value="63.10470047" calcext:value-type="float">
            <text:p>63.10470047</text:p>
          </table:table-cell>
          <table:table-cell office:value-type="float" office:value="57.185893" calcext:value-type="float">
            <text:p>57.185893</text:p>
          </table:table-cell>
          <table:table-cell table:style-name="ce1" office:value-type="float" office:value="110.82436954" calcext:value-type="float">
            <text:p>110.82436954</text:p>
          </table:table-cell>
          <table:table-cell table:style-name="ce1" office:value-type="float" office:value="96.45403939" calcext:value-type="float">
            <text:p>96.454039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=11/19</text:p>
          </table:table-cell>
          <table:table-cell table:style-name="ce1" office:value-type="float" office:value="61.72173089" calcext:value-type="float">
            <text:p>61.72173089</text:p>
          </table:table-cell>
          <table:table-cell office:value-type="float" office:value="57.11864125" calcext:value-type="float">
            <text:p>57.11864125</text:p>
          </table:table-cell>
          <table:table-cell table:style-name="ce1" office:value-type="float" office:value="108.32539945" calcext:value-type="float">
            <text:p>108.32539945</text:p>
          </table:table-cell>
          <table:table-cell table:style-name="ce1" office:value-type="float" office:value="96.33633069" calcext:value-type="float">
            <text:p>96.3363306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=12/19</text:p>
          </table:table-cell>
          <table:table-cell table:style-name="ce1" office:value-type="float" office:value="60.36203851" calcext:value-type="float">
            <text:p>60.36203851</text:p>
          </table:table-cell>
          <table:table-cell office:value-type="float" office:value="57.17226536" calcext:value-type="float">
            <text:p>57.17226536</text:p>
          </table:table-cell>
          <table:table-cell table:style-name="ce1" office:value-type="float" office:value="107.78874914" calcext:value-type="float">
            <text:p>107.78874914</text:p>
          </table:table-cell>
          <table:table-cell table:style-name="ce1" office:value-type="float" office:value="96.43810753" calcext:value-type="float">
            <text:p>96.4381075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=13/19</text:p>
          </table:table-cell>
          <table:table-cell table:style-name="ce1" office:value-type="float" office:value="60.29157552" calcext:value-type="float">
            <text:p>60.29157552</text:p>
          </table:table-cell>
          <table:table-cell office:value-type="float" office:value="57.00975323" calcext:value-type="float">
            <text:p>57.00975323</text:p>
          </table:table-cell>
          <table:table-cell table:style-name="ce1" office:value-type="float" office:value="106.23453823" calcext:value-type="float">
            <text:p>106.23453823</text:p>
          </table:table-cell>
          <table:table-cell table:style-name="ce1" office:value-type="float" office:value="96.00622946" calcext:value-type="float">
            <text:p>96.006229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=14/19</text:p>
          </table:table-cell>
          <table:table-cell table:style-name="ce1" office:value-type="float" office:value="60.27119528" calcext:value-type="float">
            <text:p>60.27119528</text:p>
          </table:table-cell>
          <table:table-cell office:value-type="float" office:value="56.86872007" calcext:value-type="float">
            <text:p>56.86872007</text:p>
          </table:table-cell>
          <table:table-cell table:style-name="ce1" office:value-type="float" office:value="106.89016966" calcext:value-type="float">
            <text:p>106.89016966</text:p>
          </table:table-cell>
          <table:table-cell table:style-name="ce1" office:value-type="float" office:value="95.76087669" calcext:value-type="float">
            <text:p>95.7608766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=15/19</text:p>
          </table:table-cell>
          <table:table-cell table:style-name="ce1" office:value-type="float" office:value="60.06390941" calcext:value-type="float">
            <text:p>60.06390941</text:p>
          </table:table-cell>
          <table:table-cell office:value-type="float" office:value="56.79719975" calcext:value-type="float">
            <text:p>56.79719975</text:p>
          </table:table-cell>
          <table:table-cell table:style-name="ce1" office:value-type="float" office:value="103.96792608" calcext:value-type="float">
            <text:p>103.96792608</text:p>
          </table:table-cell>
          <table:table-cell table:style-name="ce1" office:value-type="float" office:value="95.54285931" calcext:value-type="float">
            <text:p>95.542859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=16/19</text:p>
          </table:table-cell>
          <table:table-cell table:style-name="ce1" office:value-type="float" office:value="59.92786609" calcext:value-type="float">
            <text:p>59.92786609</text:p>
          </table:table-cell>
          <table:table-cell office:value-type="float" office:value="56.24799327" calcext:value-type="float">
            <text:p>56.24799327</text:p>
          </table:table-cell>
          <table:table-cell table:style-name="ce1" office:value-type="float" office:value="103.40696873" calcext:value-type="float">
            <text:p>103.40696873</text:p>
          </table:table-cell>
          <table:table-cell table:style-name="ce1" office:value-type="float" office:value="95.04227073" calcext:value-type="float">
            <text:p>95.042270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=17/19</text:p>
          </table:table-cell>
          <table:table-cell table:style-name="ce1" office:value-type="float" office:value="59.29913528" calcext:value-type="float">
            <text:p>59.29913528</text:p>
          </table:table-cell>
          <table:table-cell office:value-type="float" office:value="56.28652995" calcext:value-type="float">
            <text:p>56.28652995</text:p>
          </table:table-cell>
          <table:table-cell table:style-name="ce1" office:value-type="float" office:value="102.47847474" calcext:value-type="float">
            <text:p>102.47847474</text:p>
          </table:table-cell>
          <table:table-cell table:style-name="ce1" office:value-type="float" office:value="95.14380149" calcext:value-type="float">
            <text:p>95.143801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=18/19</text:p>
          </table:table-cell>
          <table:table-cell table:style-name="ce1" office:value-type="float" office:value="56.79785211" calcext:value-type="float">
            <text:p>56.79785211</text:p>
          </table:table-cell>
          <table:table-cell office:value-type="float" office:value="56.23061759" calcext:value-type="float">
            <text:p>56.23061759</text:p>
          </table:table-cell>
          <table:table-cell table:style-name="ce1" office:value-type="float" office:value="95.97655743" calcext:value-type="float">
            <text:p>95.97655743</text:p>
          </table:table-cell>
          <table:table-cell table:style-name="ce1" office:value-type="float" office:value="94.97007215" calcext:value-type="float">
            <text:p>94.970072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=19/19</text:p>
          </table:table-cell>
          <table:table-cell table:style-name="ce1" office:value-type="float" office:value="56.14376825" calcext:value-type="float">
            <text:p>56.14376825</text:p>
          </table:table-cell>
          <table:table-cell office:value-type="float" office:value="56.14376825" calcext:value-type="float">
            <text:p>56.14376825</text:p>
          </table:table-cell>
          <table:table-cell table:number-columns-repeated="2" table:style-name="ce1" office:value-type="float" office:value="94.8667611" calcext:value-type="float">
            <text:p>94.8667611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3"/>
          <table:table-cell table:number-columns-repeated="8"/>
        </table:table-row>
        <table:table-row table:style-name="ro7">
          <table:table-cell office:value-type="string" calcext:value-type="string">
            <text:p>POLY(2) &amp; RIDGE</text:p>
          </table:table-cell>
          <table:table-cell office:value-type="string" calcext:value-type="string">
            <text:p>T1 – k-best features</text:p>
          </table:table-cell>
          <table:table-cell table:style-name="ce3" office:value-type="string" calcext:value-type="string">
            <text:p>T2 – k-best features</text:p>
          </table:table-cell>
          <table:table-cell table:style-name="ce7" table:number-columns-repeated="2"/>
          <table:table-cell table:number-columns-repeated="3"/>
          <table:table-cell table:style-name="ce3" office:value-type="string" calcext:value-type="string">
            <text:p>Poly(2) – T1 - k-best features</text:p>
          </table:table-cell>
          <table:table-cell table:style-name="ce3" office:value-type="string" calcext:value-type="string">
            <text:p>Poly(3) – T1 – k-best features</text:p>
          </table:table-cell>
          <table:table-cell table:style-name="ce3" office:value-type="string" calcext:value-type="string">
            <text:p>Poly(4) – T1 – k-best features</text:p>
          </table:table-cell>
        </table:table-row>
        <table:table-row table:style-name="ro2">
          <table:table-cell office:value-type="string" calcext:value-type="string">
            <text:p>k=2/19 -&gt; 6 features</text:p>
          </table:table-cell>
          <table:table-cell office:value-type="float" office:value="59.74906387" calcext:value-type="float">
            <text:p>59.74906387</text:p>
          </table:table-cell>
          <table:table-cell office:value-type="float" office:value="100.33919863" calcext:value-type="float">
            <text:p>100.33919863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9.74906387" calcext:value-type="float">
            <text:p>59.74906387</text:p>
          </table:table-cell>
          <table:table-cell table:style-name="ce3" office:value-type="float" office:value="59.16484277" calcext:value-type="float">
            <text:p>59.16484277</text:p>
          </table:table-cell>
          <table:table-cell table:style-name="ce3" office:value-type="float" office:value="51.84636397" calcext:value-type="float">
            <text:p>51.84636397</text:p>
          </table:table-cell>
        </table:table-row>
        <table:table-row table:style-name="ro2">
          <table:table-cell office:value-type="string" calcext:value-type="string">
            <text:p>k=3/19 -&gt; 10 features</text:p>
          </table:table-cell>
          <table:table-cell office:value-type="float" office:value="59.27602612" calcext:value-type="float">
            <text:p>59.27602612</text:p>
          </table:table-cell>
          <table:table-cell office:value-type="float" office:value="99.41827439" calcext:value-type="float">
            <text:p>99.41827439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9.27602612" calcext:value-type="float">
            <text:p>59.27602612</text:p>
          </table:table-cell>
          <table:table-cell table:style-name="ce3" office:value-type="float" office:value="58.23476659" calcext:value-type="float">
            <text:p>58.23476659</text:p>
          </table:table-cell>
          <table:table-cell table:style-name="ce3" office:value-type="float" office:value="50.62250065" calcext:value-type="float">
            <text:p>50.62250065</text:p>
          </table:table-cell>
        </table:table-row>
        <table:table-row table:style-name="ro2">
          <table:table-cell office:value-type="string" calcext:value-type="string">
            <text:p>k=4/19 -&gt; 15 features</text:p>
          </table:table-cell>
          <table:table-cell office:value-type="float" office:value="57.55070149" calcext:value-type="float">
            <text:p>57.55070149</text:p>
          </table:table-cell>
          <table:table-cell office:value-type="float" office:value="97.40140697" calcext:value-type="float">
            <text:p>97.40140697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7.55070149" calcext:value-type="float">
            <text:p>57.55070149</text:p>
          </table:table-cell>
          <table:table-cell table:style-name="ce3" office:value-type="float" office:value="56.0758337" calcext:value-type="float">
            <text:p>56.0758337</text:p>
          </table:table-cell>
          <table:table-cell table:style-name="ce3" office:value-type="float" office:value="47.60880965" calcext:value-type="float">
            <text:p>47.60880965</text:p>
          </table:table-cell>
        </table:table-row>
        <table:table-row table:style-name="ro2">
          <table:table-cell office:value-type="string" calcext:value-type="string">
            <text:p>k=5/19 -&gt; 21 features</text:p>
          </table:table-cell>
          <table:table-cell office:value-type="float" office:value="57.42642685" calcext:value-type="float">
            <text:p>57.42642685</text:p>
          </table:table-cell>
          <table:table-cell office:value-type="float" office:value="96.79994841" calcext:value-type="float">
            <text:p>96.79994841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7.42642685" calcext:value-type="float">
            <text:p>57.42642685</text:p>
          </table:table-cell>
          <table:table-cell table:style-name="ce3" office:value-type="float" office:value="55.31131629" calcext:value-type="float">
            <text:p>55.31131629</text:p>
          </table:table-cell>
          <table:table-cell table:style-name="ce3" office:value-type="float" office:value="46.98106532" calcext:value-type="float">
            <text:p>46.98106532</text:p>
          </table:table-cell>
        </table:table-row>
        <table:table-row table:style-name="ro2">
          <table:table-cell office:value-type="string" calcext:value-type="string">
            <text:p>k=6/19 -&gt; 28 features</text:p>
          </table:table-cell>
          <table:table-cell office:value-type="float" office:value="53.45346334" calcext:value-type="float">
            <text:p>53.45346334</text:p>
          </table:table-cell>
          <table:table-cell office:value-type="float" office:value="91.55437002" calcext:value-type="float">
            <text:p>91.55437002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3.45346334" calcext:value-type="float">
            <text:p>53.45346334</text:p>
          </table:table-cell>
          <table:table-cell table:style-name="ce3" office:value-type="float" office:value="47.21288432" calcext:value-type="float">
            <text:p>47.21288432</text:p>
          </table:table-cell>
          <table:table-cell table:style-name="ce3" office:value-type="float" office:value="40.48269502" calcext:value-type="float">
            <text:p>40.48269502</text:p>
          </table:table-cell>
        </table:table-row>
        <table:table-row table:style-name="ro2">
          <table:table-cell office:value-type="string" calcext:value-type="string">
            <text:p>k=7/19 -&gt; 36 features</text:p>
          </table:table-cell>
          <table:table-cell office:value-type="float" office:value="52.81333985" calcext:value-type="float">
            <text:p>52.81333985</text:p>
          </table:table-cell>
          <table:table-cell office:value-type="float" office:value="90.7856816" calcext:value-type="float">
            <text:p>90.7856816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2.81333985" calcext:value-type="float">
            <text:p>52.81333985</text:p>
          </table:table-cell>
          <table:table-cell table:style-name="ce3" office:value-type="float" office:value="46.41429623" calcext:value-type="float">
            <text:p>46.41429623</text:p>
          </table:table-cell>
          <table:table-cell table:style-name="ce3" office:value-type="float" office:value="40.64330618" calcext:value-type="float">
            <text:p>40.64330618</text:p>
          </table:table-cell>
        </table:table-row>
        <table:table-row table:style-name="ro2">
          <table:table-cell office:value-type="string" calcext:value-type="string">
            <text:p>k=8/19 -&gt; 45 features</text:p>
          </table:table-cell>
          <table:table-cell office:value-type="float" office:value="51.54168591" calcext:value-type="float">
            <text:p>51.54168591</text:p>
          </table:table-cell>
          <table:table-cell office:value-type="float" office:value="88.82778939" calcext:value-type="float">
            <text:p>88.82778939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1.54168591" calcext:value-type="float">
            <text:p>51.54168591</text:p>
          </table:table-cell>
          <table:table-cell table:style-name="ce3" office:value-type="float" office:value="38.65266748" calcext:value-type="float">
            <text:p>38.65266748</text:p>
          </table:table-cell>
          <table:table-cell table:style-name="ce5" office:value-type="float" office:value="34.84064402" calcext:value-type="float">
            <text:p>34.84064402</text:p>
          </table:table-cell>
        </table:table-row>
        <table:table-row table:style-name="ro2">
          <table:table-cell office:value-type="string" calcext:value-type="string">
            <text:p>k=9/19 -&gt; 55 features</text:p>
          </table:table-cell>
          <table:table-cell office:value-type="float" office:value="51.20136407" calcext:value-type="float">
            <text:p>51.20136407</text:p>
          </table:table-cell>
          <table:table-cell office:value-type="float" office:value="88.30302533" calcext:value-type="float">
            <text:p>88.30302533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1.20136407" calcext:value-type="float">
            <text:p>51.20136407</text:p>
          </table:table-cell>
          <table:table-cell table:style-name="ce3" office:value-type="float" office:value="38.55548658" calcext:value-type="float">
            <text:p>38.55548658</text:p>
          </table:table-cell>
          <table:table-cell table:style-name="ce3" office:value-type="float" office:value="35.92963345" calcext:value-type="float">
            <text:p>35.92963345</text:p>
          </table:table-cell>
        </table:table-row>
        <table:table-row table:style-name="ro2">
          <table:table-cell office:value-type="string" calcext:value-type="string">
            <text:p>k=10/19 -&gt; 66 features</text:p>
          </table:table-cell>
          <table:table-cell office:value-type="float" office:value="51.32316444" calcext:value-type="float">
            <text:p>51.32316444</text:p>
          </table:table-cell>
          <table:table-cell office:value-type="float" office:value="88.50390027" calcext:value-type="float">
            <text:p>88.50390027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1.32316444" calcext:value-type="float">
            <text:p>51.32316444</text:p>
          </table:table-cell>
          <table:table-cell table:style-name="ce3" office:value-type="float" office:value="38.40983007" calcext:value-type="float">
            <text:p>38.40983007</text:p>
          </table:table-cell>
          <table:table-cell table:style-name="ce3" office:value-type="float" office:value="35.42233047" calcext:value-type="float">
            <text:p>35.42233047</text:p>
          </table:table-cell>
        </table:table-row>
        <table:table-row table:style-name="ro2">
          <table:table-cell office:value-type="string" calcext:value-type="string">
            <text:p>k=11/19 -&gt;78 features</text:p>
          </table:table-cell>
          <table:table-cell office:value-type="float" office:value="51.14469189" calcext:value-type="float">
            <text:p>51.14469189</text:p>
          </table:table-cell>
          <table:table-cell office:value-type="float" office:value="88.49213495" calcext:value-type="float">
            <text:p>88.49213495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1.14469189" calcext:value-type="float">
            <text:p>51.14469189</text:p>
          </table:table-cell>
          <table:table-cell table:style-name="ce3" office:value-type="float" office:value="38.43771659" calcext:value-type="float">
            <text:p>38.43771659</text:p>
          </table:table-cell>
          <table:table-cell table:style-name="ce3" office:value-type="float" office:value="39.6658482" calcext:value-type="float">
            <text:p>39.6658482</text:p>
          </table:table-cell>
        </table:table-row>
        <table:table-row table:style-name="ro2">
          <table:table-cell office:value-type="string" calcext:value-type="string">
            <text:p>k=12/19 -&gt; 91 features</text:p>
          </table:table-cell>
          <table:table-cell office:value-type="float" office:value="51.10710866" calcext:value-type="float">
            <text:p>51.10710866</text:p>
          </table:table-cell>
          <table:table-cell office:value-type="float" office:value="88.36395629" calcext:value-type="float">
            <text:p>88.36395629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1.10710866" calcext:value-type="float">
            <text:p>51.10710866</text:p>
          </table:table-cell>
          <table:table-cell table:style-name="ce3" office:value-type="float" office:value="38.67523702" calcext:value-type="float">
            <text:p>38.67523702</text:p>
          </table:table-cell>
          <table:table-cell table:style-name="ce3" office:value-type="float" office:value="38.03821892" calcext:value-type="float">
            <text:p>38.03821892</text:p>
          </table:table-cell>
        </table:table-row>
        <table:table-row table:style-name="ro2">
          <table:table-cell office:value-type="string" calcext:value-type="string">
            <text:p>k=13/19 -&gt; 105 features</text:p>
          </table:table-cell>
          <table:table-cell office:value-type="float" office:value="50.13148435" calcext:value-type="float">
            <text:p>50.13148435</text:p>
          </table:table-cell>
          <table:table-cell office:value-type="float" office:value="86.91063693" calcext:value-type="float">
            <text:p>86.91063693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0.13148435" calcext:value-type="float">
            <text:p>50.13148435</text:p>
          </table:table-cell>
          <table:table-cell table:style-name="ce3" office:value-type="float" office:value="36.44391204" calcext:value-type="float">
            <text:p>36.44391204</text:p>
          </table:table-cell>
          <table:table-cell table:style-name="ce3" office:value-type="float" office:value="55.80986805" calcext:value-type="float">
            <text:p>55.80986805</text:p>
          </table:table-cell>
        </table:table-row>
        <table:table-row table:style-name="ro2">
          <table:table-cell office:value-type="string" calcext:value-type="string">
            <text:p>k=14/19 -&gt;120 features</text:p>
          </table:table-cell>
          <table:table-cell office:value-type="float" office:value="50.10700309" calcext:value-type="float">
            <text:p>50.10700309</text:p>
          </table:table-cell>
          <table:table-cell office:value-type="float" office:value="86.62473504" calcext:value-type="float">
            <text:p>86.62473504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0.10700309" calcext:value-type="float">
            <text:p>50.10700309</text:p>
          </table:table-cell>
          <table:table-cell table:style-name="ce3" office:value-type="float" office:value="36.51404" calcext:value-type="float">
            <text:p>36.51404</text:p>
          </table:table-cell>
          <table:table-cell table:style-name="ce3" office:value-type="float" office:value="53.02628081" calcext:value-type="float">
            <text:p>53.02628081</text:p>
          </table:table-cell>
        </table:table-row>
        <table:table-row table:style-name="ro2">
          <table:table-cell office:value-type="string" calcext:value-type="string">
            <text:p>k=15/19 -&gt; 136 features</text:p>
          </table:table-cell>
          <table:table-cell office:value-type="float" office:value="49.46737083" calcext:value-type="float">
            <text:p>49.46737083</text:p>
          </table:table-cell>
          <table:table-cell office:value-type="float" office:value="86.14255158" calcext:value-type="float">
            <text:p>86.14255158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49.46737083" calcext:value-type="float">
            <text:p>49.46737083</text:p>
          </table:table-cell>
          <table:table-cell table:style-name="ce3" office:value-type="float" office:value="36.15291442" calcext:value-type="float">
            <text:p>36.15291442</text:p>
          </table:table-cell>
          <table:table-cell table:style-name="ce3" office:value-type="float" office:value="50.56185588" calcext:value-type="float">
            <text:p>50.56185588</text:p>
          </table:table-cell>
        </table:table-row>
        <table:table-row table:style-name="ro2">
          <table:table-cell office:value-type="string" calcext:value-type="string">
            <text:p>k=16/19 -&gt; 153 features</text:p>
          </table:table-cell>
          <table:table-cell office:value-type="float" office:value="49.14596326" calcext:value-type="float">
            <text:p>49.14596326</text:p>
          </table:table-cell>
          <table:table-cell office:value-type="float" office:value="85.50975233" calcext:value-type="float">
            <text:p>85.50975233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49.14596326" calcext:value-type="float">
            <text:p>49.14596326</text:p>
          </table:table-cell>
          <table:table-cell table:style-name="ce3" office:value-type="float" office:value="36.41988916" calcext:value-type="float">
            <text:p>36.41988916</text:p>
          </table:table-cell>
          <table:table-cell table:style-name="ce3" office:value-type="float" office:value="40.60158151" calcext:value-type="float">
            <text:p>40.60158151</text:p>
          </table:table-cell>
        </table:table-row>
        <table:table-row table:style-name="ro2">
          <table:table-cell office:value-type="string" calcext:value-type="string">
            <text:p>k=17/19 -&gt; 171 features</text:p>
          </table:table-cell>
          <table:table-cell office:value-type="float" office:value="49.12388743" calcext:value-type="float">
            <text:p>49.12388743</text:p>
          </table:table-cell>
          <table:table-cell office:value-type="float" office:value="85.16265311" calcext:value-type="float">
            <text:p>85.16265311</text:p>
          </table:table-cell>
          <table:table-cell table:number-columns-repeated="5"/>
          <table:table-cell table:style-name="ce3" office:value-type="float" office:value="49.12388743" calcext:value-type="float">
            <text:p>49.12388743</text:p>
          </table:table-cell>
          <table:table-cell table:style-name="ce5" office:value-type="float" office:value="35.65959009" calcext:value-type="float">
            <text:p>35.65959009</text:p>
          </table:table-cell>
          <table:table-cell table:style-name="ce3" office:value-type="float" office:value="39.71653441" calcext:value-type="float">
            <text:p>39.71653441</text:p>
          </table:table-cell>
        </table:table-row>
        <table:table-row table:style-name="ro2">
          <table:table-cell office:value-type="string" calcext:value-type="string">
            <text:p>k=18/19 -&gt; 190 features</text:p>
          </table:table-cell>
          <table:table-cell office:value-type="float" office:value="49.35875934" calcext:value-type="float">
            <text:p>49.35875934</text:p>
          </table:table-cell>
          <table:table-cell office:value-type="float" office:value="85.22161206" calcext:value-type="float">
            <text:p>85.22161206</text:p>
          </table:table-cell>
          <table:table-cell table:number-columns-repeated="5"/>
          <table:table-cell table:style-name="ce3" office:value-type="float" office:value="49.35875934" calcext:value-type="float">
            <text:p>49.35875934</text:p>
          </table:table-cell>
          <table:table-cell table:style-name="ce3" office:value-type="float" office:value="36.74137507" calcext:value-type="float">
            <text:p>36.74137507</text:p>
          </table:table-cell>
          <table:table-cell table:style-name="ce3" office:value-type="float" office:value="39.38329149" calcext:value-type="float">
            <text:p>39.38329149</text:p>
          </table:table-cell>
        </table:table-row>
        <table:table-row table:style-name="ro2">
          <table:table-cell office:value-type="string" calcext:value-type="string">
            <text:p>k=19/19 -&gt; 210 features</text:p>
          </table:table-cell>
          <table:table-cell office:value-type="float" office:value="48.95498173" calcext:value-type="float">
            <text:p>48.95498173</text:p>
          </table:table-cell>
          <table:table-cell office:value-type="float" office:value="84.65641906" calcext:value-type="float">
            <text:p>84.65641906</text:p>
          </table:table-cell>
          <table:table-cell table:number-columns-repeated="5"/>
          <table:table-cell table:style-name="ce3" office:value-type="float" office:value="48.95498173" calcext:value-type="float">
            <text:p>48.95498173</text:p>
          </table:table-cell>
          <table:table-cell table:style-name="ce3" office:value-type="float" office:value="37.32618264" calcext:value-type="float">
            <text:p>37.32618264</text:p>
          </table:table-cell>
          <table:table-cell table:style-name="ce3" office:value-type="float" office:value="40.86474245" calcext:value-type="float">
            <text:p>40.86474245</text:p>
          </table:table-cell>
        </table:table-row>
        <table:table-row table:style-name="ro1" table:number-rows-repeated="3">
          <table:table-cell table:style-name="Default" table:number-columns-repeated="3"/>
          <table:table-cell table:number-columns-repeated="8"/>
        </table:table-row>
        <table:table-row table:style-name="ro7">
          <table:table-cell office:value-type="string" calcext:value-type="string">
            <text:p>POLY(3) &amp; RIDGE</text:p>
          </table:table-cell>
          <table:table-cell office:value-type="string" calcext:value-type="string">
            <text:p>T1 – k-best features</text:p>
          </table:table-cell>
          <table:table-cell table:style-name="ce3" office:value-type="string" calcext:value-type="string">
            <text:p>T2 – k-best features</text:p>
          </table:table-cell>
          <table:table-cell table:number-columns-repeated="5"/>
          <table:table-cell table:style-name="ce3" office:value-type="string" calcext:value-type="string">
            <text:p>Poly(2) – T2 – k-best features</text:p>
          </table:table-cell>
          <table:table-cell table:style-name="ce3" office:value-type="string" calcext:value-type="string">
            <text:p>Poly(3) – T2 – k-best features</text:p>
          </table:table-cell>
          <table:table-cell table:style-name="ce3" office:value-type="string" calcext:value-type="string">
            <text:p>Poly(4) – T2 – k-best features</text:p>
          </table:table-cell>
        </table:table-row>
        <table:table-row table:style-name="ro2">
          <table:table-cell office:value-type="string" calcext:value-type="string">
            <text:p>k=2/19 -&gt; 10 features</text:p>
          </table:table-cell>
          <table:table-cell office:value-type="float" office:value="59.16484277" calcext:value-type="float">
            <text:p>59.16484277</text:p>
          </table:table-cell>
          <table:table-cell office:value-type="float" office:value="99.44589472" calcext:value-type="float">
            <text:p>99.44589472</text:p>
          </table:table-cell>
          <table:table-cell table:number-columns-repeated="5"/>
          <table:table-cell table:style-name="ce1" office:value-type="float" office:value="100.33919863" calcext:value-type="float">
            <text:p>100.33919863</text:p>
          </table:table-cell>
          <table:table-cell table:style-name="ce1" office:value-type="float" office:value="99.44589472" calcext:value-type="float">
            <text:p>99.44589472</text:p>
          </table:table-cell>
          <table:table-cell table:style-name="ce1" office:value-type="float" office:value="89.16810216" calcext:value-type="float">
            <text:p>89.16810216</text:p>
          </table:table-cell>
        </table:table-row>
        <table:table-row table:style-name="ro2">
          <table:table-cell office:value-type="string" calcext:value-type="string">
            <text:p>k=3/19 -&gt; 20 features</text:p>
          </table:table-cell>
          <table:table-cell office:value-type="float" office:value="58.23476659" calcext:value-type="float">
            <text:p>58.23476659</text:p>
          </table:table-cell>
          <table:table-cell office:value-type="float" office:value="97.89041469" calcext:value-type="float">
            <text:p>97.89041469</text:p>
          </table:table-cell>
          <table:table-cell table:number-columns-repeated="5"/>
          <table:table-cell table:style-name="ce1" office:value-type="float" office:value="99.41827439" calcext:value-type="float">
            <text:p>99.41827439</text:p>
          </table:table-cell>
          <table:table-cell table:style-name="ce1" office:value-type="float" office:value="97.89041469" calcext:value-type="float">
            <text:p>97.89041469</text:p>
          </table:table-cell>
          <table:table-cell table:style-name="ce1" office:value-type="float" office:value="86.86979422" calcext:value-type="float">
            <text:p>86.86979422</text:p>
          </table:table-cell>
        </table:table-row>
        <table:table-row table:style-name="ro2">
          <table:table-cell office:value-type="string" calcext:value-type="string">
            <text:p>k=4/19 -&gt; 35 features</text:p>
          </table:table-cell>
          <table:table-cell office:value-type="float" office:value="56.0758337" calcext:value-type="float">
            <text:p>56.0758337</text:p>
          </table:table-cell>
          <table:table-cell office:value-type="float" office:value="95.02311019" calcext:value-type="float">
            <text:p>95.02311019</text:p>
          </table:table-cell>
          <table:table-cell table:number-columns-repeated="5"/>
          <table:table-cell table:style-name="ce1" office:value-type="float" office:value="97.40140697" calcext:value-type="float">
            <text:p>97.40140697</text:p>
          </table:table-cell>
          <table:table-cell table:style-name="ce1" office:value-type="float" office:value="95.02311019" calcext:value-type="float">
            <text:p>95.02311019</text:p>
          </table:table-cell>
          <table:table-cell table:style-name="ce1" office:value-type="float" office:value="81.35133148" calcext:value-type="float">
            <text:p>81.35133148</text:p>
          </table:table-cell>
        </table:table-row>
        <table:table-row table:style-name="ro2">
          <table:table-cell office:value-type="string" calcext:value-type="string">
            <text:p>k=5/19 -&gt; 56 features</text:p>
          </table:table-cell>
          <table:table-cell office:value-type="float" office:value="55.31131629" calcext:value-type="float">
            <text:p>55.31131629</text:p>
          </table:table-cell>
          <table:table-cell office:value-type="float" office:value="93.45723634" calcext:value-type="float">
            <text:p>93.45723634</text:p>
          </table:table-cell>
          <table:table-cell table:number-columns-repeated="5"/>
          <table:table-cell table:style-name="ce1" office:value-type="float" office:value="96.79994841" calcext:value-type="float">
            <text:p>96.79994841</text:p>
          </table:table-cell>
          <table:table-cell table:style-name="ce1" office:value-type="float" office:value="93.45723634" calcext:value-type="float">
            <text:p>93.45723634</text:p>
          </table:table-cell>
          <table:table-cell table:style-name="ce1" office:value-type="float" office:value="79.80253667" calcext:value-type="float">
            <text:p>79.80253667</text:p>
          </table:table-cell>
        </table:table-row>
        <table:table-row table:style-name="ro2">
          <table:table-cell office:value-type="string" calcext:value-type="string">
            <text:p>k=6/19 -&gt; 84 features</text:p>
          </table:table-cell>
          <table:table-cell office:value-type="float" office:value="47.21288432" calcext:value-type="float">
            <text:p>47.21288432</text:p>
          </table:table-cell>
          <table:table-cell office:value-type="float" office:value="81.0905601" calcext:value-type="float">
            <text:p>81.0905601</text:p>
          </table:table-cell>
          <table:table-cell table:number-columns-repeated="5"/>
          <table:table-cell table:style-name="ce1" office:value-type="float" office:value="91.55437002" calcext:value-type="float">
            <text:p>91.55437002</text:p>
          </table:table-cell>
          <table:table-cell table:style-name="ce1" office:value-type="float" office:value="81.0905601" calcext:value-type="float">
            <text:p>81.0905601</text:p>
          </table:table-cell>
          <table:table-cell table:style-name="ce1" office:value-type="float" office:value="69.14647238" calcext:value-type="float">
            <text:p>69.14647238</text:p>
          </table:table-cell>
        </table:table-row>
        <table:table-row table:style-name="ro2">
          <table:table-cell office:value-type="string" calcext:value-type="string">
            <text:p>k=7/19 -&gt; 120 features</text:p>
          </table:table-cell>
          <table:table-cell office:value-type="float" office:value="46.41429623" calcext:value-type="float">
            <text:p>46.41429623</text:p>
          </table:table-cell>
          <table:table-cell office:value-type="float" office:value="80.2466585" calcext:value-type="float">
            <text:p>80.2466585</text:p>
          </table:table-cell>
          <table:table-cell table:number-columns-repeated="5"/>
          <table:table-cell table:style-name="ce1" office:value-type="float" office:value="90.7856816" calcext:value-type="float">
            <text:p>90.7856816</text:p>
          </table:table-cell>
          <table:table-cell table:style-name="ce1" office:value-type="float" office:value="80.2466585" calcext:value-type="float">
            <text:p>80.2466585</text:p>
          </table:table-cell>
          <table:table-cell table:style-name="ce1" office:value-type="float" office:value="69.18653524" calcext:value-type="float">
            <text:p>69.18653524</text:p>
          </table:table-cell>
        </table:table-row>
        <table:table-row table:style-name="ro2">
          <table:table-cell office:value-type="string" calcext:value-type="string">
            <text:p>k=8/19 -&gt;165 features</text:p>
          </table:table-cell>
          <table:table-cell office:value-type="float" office:value="38.65266748" calcext:value-type="float">
            <text:p>38.65266748</text:p>
          </table:table-cell>
          <table:table-cell office:value-type="float" office:value="71.489281" calcext:value-type="float">
            <text:p>71.489281</text:p>
          </table:table-cell>
          <table:table-cell table:number-columns-repeated="5"/>
          <table:table-cell table:style-name="ce1" office:value-type="float" office:value="88.82778939" calcext:value-type="float">
            <text:p>88.82778939</text:p>
          </table:table-cell>
          <table:table-cell table:style-name="ce1" office:value-type="float" office:value="71.489281" calcext:value-type="float">
            <text:p>71.489281</text:p>
          </table:table-cell>
          <table:table-cell table:style-name="ce6" office:value-type="float" office:value="61.82373506" calcext:value-type="float">
            <text:p>61.82373506</text:p>
          </table:table-cell>
        </table:table-row>
        <table:table-row table:style-name="ro2">
          <table:table-cell office:value-type="string" calcext:value-type="string">
            <text:p>k=9/19 -&gt; 220 features</text:p>
          </table:table-cell>
          <table:table-cell office:value-type="float" office:value="38.55548658" calcext:value-type="float">
            <text:p>38.55548658</text:p>
          </table:table-cell>
          <table:table-cell office:value-type="float" office:value="71.02799633" calcext:value-type="float">
            <text:p>71.02799633</text:p>
          </table:table-cell>
          <table:table-cell table:number-columns-repeated="5"/>
          <table:table-cell table:style-name="ce1" office:value-type="float" office:value="88.30302533" calcext:value-type="float">
            <text:p>88.30302533</text:p>
          </table:table-cell>
          <table:table-cell table:style-name="ce1" office:value-type="float" office:value="71.02799633" calcext:value-type="float">
            <text:p>71.02799633</text:p>
          </table:table-cell>
          <table:table-cell table:style-name="ce1" office:value-type="float" office:value="62.94860205" calcext:value-type="float">
            <text:p>62.94860205</text:p>
          </table:table-cell>
        </table:table-row>
        <table:table-row table:style-name="ro2">
          <table:table-cell office:value-type="string" calcext:value-type="string">
            <text:p>k=10/19 -&gt; 286 features</text:p>
          </table:table-cell>
          <table:table-cell office:value-type="float" office:value="38.40983007" calcext:value-type="float">
            <text:p>38.40983007</text:p>
          </table:table-cell>
          <table:table-cell office:value-type="float" office:value="70.81869143" calcext:value-type="float">
            <text:p>70.81869143</text:p>
          </table:table-cell>
          <table:table-cell table:number-columns-repeated="5"/>
          <table:table-cell table:style-name="ce1" office:value-type="float" office:value="88.50390027" calcext:value-type="float">
            <text:p>88.50390027</text:p>
          </table:table-cell>
          <table:table-cell table:style-name="ce1" office:value-type="float" office:value="70.81869143" calcext:value-type="float">
            <text:p>70.81869143</text:p>
          </table:table-cell>
          <table:table-cell table:style-name="ce1" office:value-type="float" office:value="63.03185454" calcext:value-type="float">
            <text:p>63.03185454</text:p>
          </table:table-cell>
        </table:table-row>
        <table:table-row table:style-name="ro2">
          <table:table-cell office:value-type="string" calcext:value-type="string">
            <text:p>k=11/19 -&gt; 364 features</text:p>
          </table:table-cell>
          <table:table-cell office:value-type="float" office:value="38.43771659" calcext:value-type="float">
            <text:p>38.43771659</text:p>
          </table:table-cell>
          <table:table-cell office:value-type="float" office:value="71.00409084" calcext:value-type="float">
            <text:p>71.00409084</text:p>
          </table:table-cell>
          <table:table-cell table:number-columns-repeated="5"/>
          <table:table-cell table:style-name="ce1" office:value-type="float" office:value="88.49213495" calcext:value-type="float">
            <text:p>88.49213495</text:p>
          </table:table-cell>
          <table:table-cell table:style-name="ce1" office:value-type="float" office:value="71.00409084" calcext:value-type="float">
            <text:p>71.00409084</text:p>
          </table:table-cell>
          <table:table-cell table:style-name="ce1" office:value-type="float" office:value="70.41932724" calcext:value-type="float">
            <text:p>70.41932724</text:p>
          </table:table-cell>
        </table:table-row>
        <table:table-row table:style-name="ro2">
          <table:table-cell office:value-type="string" calcext:value-type="string">
            <text:p>k=12/19 -&gt; 455 features</text:p>
          </table:table-cell>
          <table:table-cell office:value-type="float" office:value="38.67523702" calcext:value-type="float">
            <text:p>38.67523702</text:p>
          </table:table-cell>
          <table:table-cell office:value-type="float" office:value="71.61196021" calcext:value-type="float">
            <text:p>71.61196021</text:p>
          </table:table-cell>
          <table:table-cell table:number-columns-repeated="5"/>
          <table:table-cell table:style-name="ce1" office:value-type="float" office:value="88.36395629" calcext:value-type="float">
            <text:p>88.36395629</text:p>
          </table:table-cell>
          <table:table-cell table:style-name="ce1" office:value-type="float" office:value="71.61196021" calcext:value-type="float">
            <text:p>71.61196021</text:p>
          </table:table-cell>
          <table:table-cell table:style-name="ce1" office:value-type="float" office:value="68.4558046" calcext:value-type="float">
            <text:p>68.4558046</text:p>
          </table:table-cell>
        </table:table-row>
        <table:table-row table:style-name="ro2">
          <table:table-cell office:value-type="string" calcext:value-type="string">
            <text:p>k=13/19 -&gt; 560 features</text:p>
          </table:table-cell>
          <table:table-cell office:value-type="float" office:value="36.44391204" calcext:value-type="float">
            <text:p>36.44391204</text:p>
          </table:table-cell>
          <table:table-cell office:value-type="float" office:value="67.63641386" calcext:value-type="float">
            <text:p>67.63641386</text:p>
          </table:table-cell>
          <table:table-cell table:number-columns-repeated="5"/>
          <table:table-cell table:style-name="ce1" office:value-type="float" office:value="86.91063693" calcext:value-type="float">
            <text:p>86.91063693</text:p>
          </table:table-cell>
          <table:table-cell table:style-name="ce1" office:value-type="float" office:value="67.63641386" calcext:value-type="float">
            <text:p>67.63641386</text:p>
          </table:table-cell>
          <table:table-cell table:style-name="ce1" office:value-type="float" office:value="102.16448255" calcext:value-type="float">
            <text:p>102.16448255</text:p>
          </table:table-cell>
        </table:table-row>
        <table:table-row table:style-name="ro2">
          <table:table-cell office:value-type="string" calcext:value-type="string">
            <text:p>k=14/19 -&gt; 680 features</text:p>
          </table:table-cell>
          <table:table-cell office:value-type="float" office:value="36.51404" calcext:value-type="float">
            <text:p>36.51404</text:p>
          </table:table-cell>
          <table:table-cell office:value-type="float" office:value="67.26601269" calcext:value-type="float">
            <text:p>67.26601269</text:p>
          </table:table-cell>
          <table:table-cell table:number-columns-repeated="5"/>
          <table:table-cell table:style-name="ce1" office:value-type="float" office:value="86.62473504" calcext:value-type="float">
            <text:p>86.62473504</text:p>
          </table:table-cell>
          <table:table-cell table:style-name="ce1" office:value-type="float" office:value="67.26601269" calcext:value-type="float">
            <text:p>67.26601269</text:p>
          </table:table-cell>
          <table:table-cell table:style-name="ce1" office:value-type="float" office:value="92.41523443" calcext:value-type="float">
            <text:p>92.41523443</text:p>
          </table:table-cell>
        </table:table-row>
        <table:table-row table:style-name="ro2">
          <table:table-cell office:value-type="string" calcext:value-type="string">
            <text:p>k=15/19 -&gt; 816 features</text:p>
          </table:table-cell>
          <table:table-cell office:value-type="float" office:value="36.15291442" calcext:value-type="float">
            <text:p>36.15291442</text:p>
          </table:table-cell>
          <table:table-cell office:value-type="float" office:value="67.13803056" calcext:value-type="float">
            <text:p>67.13803056</text:p>
          </table:table-cell>
          <table:table-cell table:number-columns-repeated="5"/>
          <table:table-cell table:style-name="ce1" office:value-type="float" office:value="86.14255158" calcext:value-type="float">
            <text:p>86.14255158</text:p>
          </table:table-cell>
          <table:table-cell table:style-name="ce1" office:value-type="float" office:value="67.13803056" calcext:value-type="float">
            <text:p>67.13803056</text:p>
          </table:table-cell>
          <table:table-cell table:style-name="ce1" office:value-type="float" office:value="90.88174783" calcext:value-type="float">
            <text:p>90.88174783</text:p>
          </table:table-cell>
        </table:table-row>
        <table:table-row table:style-name="ro2">
          <table:table-cell office:value-type="string" calcext:value-type="string">
            <text:p>k=16/19 -&gt; 969 features</text:p>
          </table:table-cell>
          <table:table-cell office:value-type="float" office:value="36.41988916" calcext:value-type="float">
            <text:p>36.41988916</text:p>
          </table:table-cell>
          <table:table-cell office:value-type="float" office:value="66.92897422" calcext:value-type="float">
            <text:p>66.92897422</text:p>
          </table:table-cell>
          <table:table-cell table:number-columns-repeated="5"/>
          <table:table-cell table:style-name="ce1" office:value-type="float" office:value="85.50975233" calcext:value-type="float">
            <text:p>85.50975233</text:p>
          </table:table-cell>
          <table:table-cell table:style-name="ce1" office:value-type="float" office:value="66.92897422" calcext:value-type="float">
            <text:p>66.92897422</text:p>
          </table:table-cell>
          <table:table-cell table:style-name="ce1" office:value-type="float" office:value="75.40832522" calcext:value-type="float">
            <text:p>75.40832522</text:p>
          </table:table-cell>
        </table:table-row>
        <table:table-row table:style-name="ro2">
          <table:table-cell table:style-name="ce5" office:value-type="string" calcext:value-type="string">
            <text:p>k=17/19 -&gt; 1140 features</text:p>
          </table:table-cell>
          <table:table-cell table:style-name="ce5" office:value-type="float" office:value="35.65959009" calcext:value-type="float">
            <text:p>35.65959009</text:p>
          </table:table-cell>
          <table:table-cell table:style-name="ce6" office:value-type="float" office:value="65.90206946" calcext:value-type="float">
            <text:p>65.90206946</text:p>
          </table:table-cell>
          <table:table-cell table:number-columns-repeated="5"/>
          <table:table-cell table:style-name="ce1" office:value-type="float" office:value="85.16265311" calcext:value-type="float">
            <text:p>85.16265311</text:p>
          </table:table-cell>
          <table:table-cell table:style-name="ce6" office:value-type="float" office:value="65.90206946" calcext:value-type="float">
            <text:p>65.90206946</text:p>
          </table:table-cell>
          <table:table-cell table:style-name="ce1" office:value-type="float" office:value="73.82919373" calcext:value-type="float">
            <text:p>73.82919373</text:p>
          </table:table-cell>
        </table:table-row>
        <table:table-row table:style-name="ro2">
          <table:table-cell office:value-type="string" calcext:value-type="string">
            <text:p>k=18/19 -&gt; 1330 features</text:p>
          </table:table-cell>
          <table:table-cell office:value-type="float" office:value="36.74137507" calcext:value-type="float">
            <text:p>36.74137507</text:p>
          </table:table-cell>
          <table:table-cell office:value-type="float" office:value="68.06018247" calcext:value-type="float">
            <text:p>68.06018247</text:p>
          </table:table-cell>
          <table:table-cell table:number-columns-repeated="5"/>
          <table:table-cell table:style-name="ce1" office:value-type="float" office:value="85.22161206" calcext:value-type="float">
            <text:p>85.22161206</text:p>
          </table:table-cell>
          <table:table-cell table:style-name="ce1" office:value-type="float" office:value="68.06018247" calcext:value-type="float">
            <text:p>68.06018247</text:p>
          </table:table-cell>
          <table:table-cell table:style-name="ce1" office:value-type="float" office:value="73.01273722" calcext:value-type="float">
            <text:p>73.01273722</text:p>
          </table:table-cell>
        </table:table-row>
        <table:table-row table:style-name="ro2">
          <table:table-cell office:value-type="string" calcext:value-type="string">
            <text:p>k=19/19 -&gt; 1540 features</text:p>
          </table:table-cell>
          <table:table-cell office:value-type="float" office:value="37.32618264" calcext:value-type="float">
            <text:p>37.32618264</text:p>
          </table:table-cell>
          <table:table-cell office:value-type="float" office:value="68.00001584" calcext:value-type="float">
            <text:p>68.00001584</text:p>
          </table:table-cell>
          <table:table-cell table:number-columns-repeated="5"/>
          <table:table-cell table:style-name="ce1" office:value-type="float" office:value="84.65641906" calcext:value-type="float">
            <text:p>84.65641906</text:p>
          </table:table-cell>
          <table:table-cell table:style-name="ce1" office:value-type="float" office:value="68.00001584" calcext:value-type="float">
            <text:p>68.00001584</text:p>
          </table:table-cell>
          <table:table-cell table:style-name="ce1" office:value-type="float" office:value="75.73788963" calcext:value-type="float">
            <text:p>75.73788963</text:p>
          </table:table-cell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3">
          <table:table-cell table:style-name="Default" table:number-columns-repeated="3"/>
          <table:table-cell table:number-columns-repeated="8"/>
        </table:table-row>
        <table:table-row table:style-name="ro1" table:number-rows-repeated="2"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POLY(4) &amp; RIDGE</text:p>
          </table:table-cell>
          <table:table-cell office:value-type="string" calcext:value-type="string">
            <text:p>T1 – k-best features</text:p>
          </table:table-cell>
          <table:table-cell table:style-name="ce3" office:value-type="string" calcext:value-type="string">
            <text:p>T2 – k-best feature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=2/19 -&gt; 15 features</text:p>
          </table:table-cell>
          <table:table-cell office:value-type="float" office:value="51.84636397" calcext:value-type="float">
            <text:p>51.84636397</text:p>
          </table:table-cell>
          <table:table-cell office:value-type="float" office:value="89.16810216" calcext:value-type="float">
            <text:p>89.1681021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=3/19 -&gt; 35 features</text:p>
          </table:table-cell>
          <table:table-cell office:value-type="float" office:value="50.62250065" calcext:value-type="float">
            <text:p>50.62250065</text:p>
          </table:table-cell>
          <table:table-cell office:value-type="float" office:value="86.86979422" calcext:value-type="float">
            <text:p>86.8697942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=4/19 -&gt; 70 features</text:p>
          </table:table-cell>
          <table:table-cell office:value-type="float" office:value="47.60880965" calcext:value-type="float">
            <text:p>47.60880965</text:p>
          </table:table-cell>
          <table:table-cell office:value-type="float" office:value="81.35133148" calcext:value-type="float">
            <text:p>81.351331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=5/19 -&gt; 126 features</text:p>
          </table:table-cell>
          <table:table-cell office:value-type="float" office:value="46.98106532" calcext:value-type="float">
            <text:p>46.98106532</text:p>
          </table:table-cell>
          <table:table-cell office:value-type="float" office:value="79.80253667" calcext:value-type="float">
            <text:p>79.8025366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=6/19 -&gt;210 features</text:p>
          </table:table-cell>
          <table:table-cell office:value-type="float" office:value="40.48269502" calcext:value-type="float">
            <text:p>40.48269502</text:p>
          </table:table-cell>
          <table:table-cell office:value-type="float" office:value="69.14647238" calcext:value-type="float">
            <text:p>69.1464723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=7/19 -&gt; 330 features</text:p>
          </table:table-cell>
          <table:table-cell office:value-type="float" office:value="40.64330618" calcext:value-type="float">
            <text:p>40.64330618</text:p>
          </table:table-cell>
          <table:table-cell office:value-type="float" office:value="69.18653524" calcext:value-type="float">
            <text:p>69.18653524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k=8/19 -&gt; 495 features</text:p>
          </table:table-cell>
          <table:table-cell table:style-name="ce5" office:value-type="float" office:value="34.84064402" calcext:value-type="float">
            <text:p>34.84064402</text:p>
          </table:table-cell>
          <table:table-cell table:style-name="ce6" office:value-type="float" office:value="61.82373506" calcext:value-type="float">
            <text:p>61.8237350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=9/19 -&gt; 715 features</text:p>
          </table:table-cell>
          <table:table-cell office:value-type="float" office:value="35.92963345" calcext:value-type="float">
            <text:p>35.92963345</text:p>
          </table:table-cell>
          <table:table-cell office:value-type="float" office:value="62.94860205" calcext:value-type="float">
            <text:p>62.9486020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=10/19 -&gt; 1001 features</text:p>
          </table:table-cell>
          <table:table-cell office:value-type="float" office:value="35.42233047" calcext:value-type="float">
            <text:p>35.42233047</text:p>
          </table:table-cell>
          <table:table-cell office:value-type="float" office:value="63.03185454" calcext:value-type="float">
            <text:p>63.0318545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=11/19 -&gt; 1365 features</text:p>
          </table:table-cell>
          <table:table-cell office:value-type="float" office:value="39.6658482" calcext:value-type="float">
            <text:p>39.6658482</text:p>
          </table:table-cell>
          <table:table-cell office:value-type="float" office:value="70.41932724" calcext:value-type="float">
            <text:p>70.4193272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=12/19 -&gt; 1820 features</text:p>
          </table:table-cell>
          <table:table-cell office:value-type="float" office:value="38.03821892" calcext:value-type="float">
            <text:p>38.03821892</text:p>
          </table:table-cell>
          <table:table-cell office:value-type="float" office:value="68.4558046" calcext:value-type="float">
            <text:p>68.455804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=13/19 -&gt; 2380 features</text:p>
          </table:table-cell>
          <table:table-cell office:value-type="float" office:value="55.80986805" calcext:value-type="float">
            <text:p>55.80986805</text:p>
          </table:table-cell>
          <table:table-cell office:value-type="float" office:value="102.16448255" calcext:value-type="float">
            <text:p>102.1644825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=14/19 -&gt; 3060 features</text:p>
          </table:table-cell>
          <table:table-cell office:value-type="float" office:value="53.02628081" calcext:value-type="float">
            <text:p>53.02628081</text:p>
          </table:table-cell>
          <table:table-cell office:value-type="float" office:value="92.41523443" calcext:value-type="float">
            <text:p>92.4152344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=15/19 -&gt; 3876 features</text:p>
          </table:table-cell>
          <table:table-cell office:value-type="float" office:value="50.56185588" calcext:value-type="float">
            <text:p>50.56185588</text:p>
          </table:table-cell>
          <table:table-cell office:value-type="float" office:value="90.88174783" calcext:value-type="float">
            <text:p>90.8817478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=16/19 -&gt; 4845 features</text:p>
          </table:table-cell>
          <table:table-cell office:value-type="float" office:value="40.60158151" calcext:value-type="float">
            <text:p>40.60158151</text:p>
          </table:table-cell>
          <table:table-cell office:value-type="float" office:value="75.40832522" calcext:value-type="float">
            <text:p>75.4083252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=17/19 -&gt; 5985 features</text:p>
          </table:table-cell>
          <table:table-cell office:value-type="float" office:value="39.71653441" calcext:value-type="float">
            <text:p>39.71653441</text:p>
          </table:table-cell>
          <table:table-cell office:value-type="float" office:value="73.82919373" calcext:value-type="float">
            <text:p>73.8291937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=18/19 -&gt; 7315 features</text:p>
          </table:table-cell>
          <table:table-cell office:value-type="float" office:value="39.38329149" calcext:value-type="float">
            <text:p>39.38329149</text:p>
          </table:table-cell>
          <table:table-cell office:value-type="float" office:value="73.01273722" calcext:value-type="float">
            <text:p>73.0127372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=19/19 -&gt; 8855 features</text:p>
          </table:table-cell>
          <table:table-cell office:value-type="float" office:value="40.86474245" calcext:value-type="float">
            <text:p>40.86474245</text:p>
          </table:table-cell>
          <table:table-cell office:value-type="float" office:value="75.73788963" calcext:value-type="float">
            <text:p>75.7378896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00-00-00</text:date>, <text:time style:data-style-name="N2" text:time-value="0000-00-00T00:00:02.858093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Angelard-Gontier</meta:initial-creator>
    <meta:creation-date>2014-05-20T13:33:54.232325731</meta:creation-date>
    <meta:generator>LibreOffice/4.1.3.2$Linux_X86_64 LibreOffice_project/410m0$Build-2</meta:generator>
    <dc:date>2015-12-06T16:07:20.416261312</dc:date>
    <dc:creator>Nicolas Angelard-Gontier</dc:creator>
    <meta:editing-duration>PT1H29M59S</meta:editing-duration>
    <meta:editing-cycles>7</meta:editing-cycles>
    <meta:document-statistic meta:table-count="2" meta:cell-count="436" meta:object-count="9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19cm" svg:y="0.316cm" chart:style-name="ch2">
          <text:p>Use T1 to predict T2</text:p>
        </chart:title>
        <chart:legend svg:x="11.481cm" svg:y="1.112cm" style:legend-expansion="custom" chartooo:width="4.309cm" chartooo:height="6.564cm" style:legend-expansion-aspect-ratio="0.656459475929311" chart:style-name="ch3"/>
        <chart:plot-area chart:style-name="ch4" table:cell-range-address="Regularization.B11:Regularization.G14" chart:data-source-has-labels="row" svg:x="0.77cm" svg:y="0.855cm" svg:width="10.071cm" svg:height="7.545cm">
          <chartooo:coordinate-region svg:x="1.577cm" svg:y="1.054cm" svg:width="9.17cm" svg:height="6.699cm"/>
          <chart:axis chart:dimension="x" chart:name="primary-x" chart:style-name="ch5">
            <chart:title svg:x="3.591cm" svg:y="8.44cm" chart:style-name="ch6">
              <text:p>polynomial regression degree</text:p>
            </chart:title>
          </chart:axis>
          <chart:axis chart:dimension="y" chart:name="primary-y" chart:style-name="ch5">
            <chart:title svg:x="0cm" svg:y="5.028cm" chart:style-name="ch7">
              <text:p>MSE</text:p>
            </chart:title>
            <chart:grid chart:style-name="ch8" chart:class="major"/>
          </chart:axis>
          <chart:series chart:style-name="ch9" chart:values-cell-range-address="Regularization.B12:Regularization.B14" chart:label-cell-address="Regularization.B11:Regularization.B11" chart:class="chart:line">
            <chart:data-point chart:repeated="3"/>
          </chart:series>
          <chart:series chart:style-name="ch10" chart:values-cell-range-address="Regularization.C12:Regularization.C14" chart:label-cell-address="Regularization.C11:Regularization.C11" chart:class="chart:line">
            <chart:data-point chart:repeated="3"/>
          </chart:series>
          <chart:series chart:style-name="ch11" chart:values-cell-range-address="Regularization.D12:Regularization.D14" chart:label-cell-address="Regularization.D11:Regularization.D11" chart:class="chart:line">
            <chart:data-point chart:repeated="3"/>
          </chart:series>
          <chart:series chart:style-name="ch12" chart:values-cell-range-address="Regularization.E12:Regularization.E14" chart:label-cell-address="Regularization.E11:Regularization.E11" chart:class="chart:line">
            <chart:data-point chart:repeated="3"/>
          </chart:series>
          <chart:series chart:style-name="ch13" chart:values-cell-range-address="Regularization.F12:Regularization.F14" chart:label-cell-address="Regularization.F11:Regularization.F11" chart:class="chart:line">
            <chart:data-point chart:repeated="3"/>
          </chart:series>
          <chart:series chart:style-name="ch14" chart:values-cell-range-address="Regularization.G12:Regularization.G14" chart:label-cell-address="Regularization.G11:Regularization.G11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: No regularization</text:p>
                <draw:g>
                  <svg:desc>Regularization.B11:Regularization.B11</svg:desc>
                </draw:g>
              </table:table-cell>
              <table:table-cell office:value-type="string">
                <text:p>T1: Lasso</text:p>
                <draw:g>
                  <svg:desc>Regularization.C11:Regularization.C11</svg:desc>
                </draw:g>
              </table:table-cell>
              <table:table-cell office:value-type="string">
                <text:p>T1: Ridge</text:p>
                <draw:g>
                  <svg:desc>Regularization.D11:Regularization.D11</svg:desc>
                </draw:g>
              </table:table-cell>
              <table:table-cell office:value-type="string">
                <text:p>T2: No regularization</text:p>
                <draw:g>
                  <svg:desc>Regularization.E11:Regularization.E11</svg:desc>
                </draw:g>
              </table:table-cell>
              <table:table-cell office:value-type="string">
                <text:p>T2: Lasso</text:p>
                <draw:g>
                  <svg:desc>Regularization.F11:Regularization.F11</svg:desc>
                </draw:g>
              </table:table-cell>
              <table:table-cell office:value-type="string">
                <text:p>T2: Ridge</text:p>
                <draw:g>
                  <svg:desc>Regularization.G11:Regularization.G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.14376825">
                <text:p>56.14376825</text:p>
                <draw:g>
                  <svg:desc>Regularization.B12:Regularization.B14</svg:desc>
                </draw:g>
              </table:table-cell>
              <table:table-cell office:value-type="float" office:value="56.85344214">
                <text:p>56.85344214</text:p>
                <draw:g>
                  <svg:desc>Regularization.C12:Regularization.C14</svg:desc>
                </draw:g>
              </table:table-cell>
              <table:table-cell office:value-type="float" office:value="56.37491415">
                <text:p>56.37491415</text:p>
                <draw:g>
                  <svg:desc>Regularization.D12:Regularization.D14</svg:desc>
                </draw:g>
              </table:table-cell>
              <table:table-cell office:value-type="float" office:value="94.8667611">
                <text:p>94.8667611</text:p>
                <draw:g>
                  <svg:desc>Regularization.E12:Regularization.E14</svg:desc>
                </draw:g>
              </table:table-cell>
              <table:table-cell office:value-type="float" office:value="95.81265331">
                <text:p>95.81265331</text:p>
                <draw:g>
                  <svg:desc>Regularization.F12:Regularization.F14</svg:desc>
                </draw:g>
              </table:table-cell>
              <table:table-cell office:value-type="float" office:value="95.04415134">
                <text:p>95.04415134</text:p>
                <draw:g>
                  <svg:desc>Regularization.G12:Regularization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50475406">
                <text:p>68.50475406</text:p>
              </table:table-cell>
              <table:table-cell office:value-type="float" office:value="50.13168861">
                <text:p>50.13168861</text:p>
              </table:table-cell>
              <table:table-cell office:value-type="float" office:value="50.34792826">
                <text:p>50.34792826</text:p>
              </table:table-cell>
              <table:table-cell office:value-type="float" office:value="104.89982119">
                <text:p>104.89982119</text:p>
              </table:table-cell>
              <table:table-cell office:value-type="float" office:value="87.36798444">
                <text:p>87.36798444</text:p>
              </table:table-cell>
              <table:table-cell office:value-type="float" office:value="86.73534419">
                <text:p>86.73534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1.37796962">
                <text:p>41.37796962</text:p>
              </table:table-cell>
              <table:table-cell office:value-type="float" office:value="37.15006986">
                <text:p>37.15006986</text:p>
              </table:table-cell>
              <table:table-cell office:value-type="float" office:value="NaN">
                <text:p>NaN</text:p>
              </table:table-cell>
              <table:table-cell office:value-type="float" office:value="72.82717643">
                <text:p>72.82717643</text:p>
              </table:table-cell>
              <table:table-cell office:value-type="float" office:value="71.09527857">
                <text:p>71.09527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math xmlns="http://www.w3.org/1998/Math/MathML">
  <mrow/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421cm" svg:height="9.223cm" xlink:href=".." xlink:type="simple" chart:class="chart:line" chart:style-name="ch1">
        <chart:title svg:x="5.878cm" svg:y="0.32cm" chart:style-name="ch2">
          <text:p>Learn T1 &amp; T2 together</text:p>
        </chart:title>
        <chart:legend svg:x="10.298cm" svg:y="1.734cm" style:legend-expansion="custom" chartooo:width="5.106cm" chartooo:height="5.05cm" style:legend-expansion-aspect-ratio="1.01108910891089" chart:style-name="ch3"/>
        <chart:plot-area chart:style-name="ch4" table:cell-range-address="Regularization.B2:Regularization.G5" chart:data-source-has-labels="row" svg:x="0.754cm" svg:y="1.312cm" svg:width="9.224cm" svg:height="6.144cm">
          <chartooo:coordinate-region svg:x="1.561cm" svg:y="1.511cm" svg:width="8.323cm" svg:height="5.298cm"/>
          <chart:axis chart:dimension="x" chart:name="primary-x" chart:style-name="ch5">
            <chart:title svg:x="3.152cm" svg:y="7.64cm" chart:style-name="ch6">
              <text:p>polynomial regression degree</text:p>
            </chart:title>
          </chart:axis>
          <chart:axis chart:dimension="y" chart:name="primary-y" chart:style-name="ch5">
            <chart:title svg:x="0cm" svg:y="4.785cm" chart:style-name="ch7">
              <text:p>MSE</text:p>
            </chart:title>
            <chart:grid chart:style-name="ch8" chart:class="major"/>
          </chart:axis>
          <chart:series chart:style-name="ch9" chart:values-cell-range-address="Regularization.B3:Regularization.B5" chart:label-cell-address="Regularization.B2:Regularization.B2" chart:class="chart:line">
            <chart:data-point chart:repeated="3"/>
          </chart:series>
          <chart:series chart:style-name="ch10" chart:values-cell-range-address="Regularization.C3:Regularization.C5" chart:label-cell-address="Regularization.C2:Regularization.C2" chart:class="chart:line">
            <chart:data-point chart:repeated="3"/>
          </chart:series>
          <chart:series chart:style-name="ch11" chart:values-cell-range-address="Regularization.D3:Regularization.D5" chart:label-cell-address="Regularization.D2:Regularization.D2" chart:class="chart:line">
            <chart:data-point chart:repeated="3"/>
          </chart:series>
          <chart:series chart:style-name="ch12" chart:values-cell-range-address="Regularization.E3:Regularization.E5" chart:label-cell-address="Regularization.E2:Regularization.E2" chart:class="chart:line">
            <chart:data-point chart:repeated="3"/>
          </chart:series>
          <chart:series chart:style-name="ch13" chart:values-cell-range-address="Regularization.F3:Regularization.F5" chart:label-cell-address="Regularization.F2:Regularization.F2" chart:class="chart:line">
            <chart:data-point chart:repeated="3"/>
          </chart:series>
          <chart:series chart:style-name="ch14" chart:values-cell-range-address="Regularization.G3:Regularization.G5" chart:label-cell-address="Regularization.G2:Regularization.G2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: No regularization</text:p>
                <draw:g>
                  <svg:desc>Regularization.B2:Regularization.B2</svg:desc>
                </draw:g>
              </table:table-cell>
              <table:table-cell office:value-type="string">
                <text:p>T1: Lasso</text:p>
                <draw:g>
                  <svg:desc>Regularization.C2:Regularization.C2</svg:desc>
                </draw:g>
              </table:table-cell>
              <table:table-cell office:value-type="string">
                <text:p>T1: Ridge</text:p>
                <draw:g>
                  <svg:desc>Regularization.D2:Regularization.D2</svg:desc>
                </draw:g>
              </table:table-cell>
              <table:table-cell office:value-type="string">
                <text:p>T2: No regularization</text:p>
                <draw:g>
                  <svg:desc>Regularization.E2:Regularization.E2</svg:desc>
                </draw:g>
              </table:table-cell>
              <table:table-cell office:value-type="string">
                <text:p>T2: Lasso</text:p>
                <draw:g>
                  <svg:desc>Regularization.F2:Regularization.F2</svg:desc>
                </draw:g>
              </table:table-cell>
              <table:table-cell office:value-type="string">
                <text:p>T2: Ridge</text:p>
                <draw:g>
                  <svg:desc>Regularization.G2:Regularization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.29148692">
                <text:p>56.29148692</text:p>
                <draw:g>
                  <svg:desc>Regularization.B3:Regularization.B5</svg:desc>
                </draw:g>
              </table:table-cell>
              <table:table-cell office:value-type="float" office:value="56.24849479">
                <text:p>56.24849479</text:p>
                <draw:g>
                  <svg:desc>Regularization.C3:Regularization.C5</svg:desc>
                </draw:g>
              </table:table-cell>
              <table:table-cell office:value-type="float" office:value="57.16714326">
                <text:p>57.16714326</text:p>
                <draw:g>
                  <svg:desc>Regularization.D3:Regularization.D5</svg:desc>
                </draw:g>
              </table:table-cell>
              <table:table-cell office:value-type="float" office:value="94.99184123">
                <text:p>94.99184123</text:p>
                <draw:g>
                  <svg:desc>Regularization.E3:Regularization.E5</svg:desc>
                </draw:g>
              </table:table-cell>
              <table:table-cell office:value-type="float" office:value="94.92677452">
                <text:p>94.92677452</text:p>
                <draw:g>
                  <svg:desc>Regularization.F3:Regularization.F5</svg:desc>
                </draw:g>
              </table:table-cell>
              <table:table-cell office:value-type="float" office:value="96.9583643">
                <text:p>96.9583643</text:p>
                <draw:g>
                  <svg:desc>Regularization.G3:Regularization.G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46383495">
                <text:p>58.46383495</text:p>
              </table:table-cell>
              <table:table-cell office:value-type="float" office:value="49.78630333">
                <text:p>49.78630333</text:p>
              </table:table-cell>
              <table:table-cell office:value-type="float" office:value="48.7039938">
                <text:p>48.7039938</text:p>
              </table:table-cell>
              <table:table-cell office:value-type="float" office:value="93.39659671">
                <text:p>93.39659671</text:p>
              </table:table-cell>
              <table:table-cell office:value-type="float" office:value="86.38326379">
                <text:p>86.38326379</text:p>
              </table:table-cell>
              <table:table-cell office:value-type="float" office:value="84.19652746">
                <text:p>84.19652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2.26194145">
                <text:p>42.26194145</text:p>
              </table:table-cell>
              <table:table-cell office:value-type="float" office:value="35.5327822">
                <text:p>35.5327822</text:p>
              </table:table-cell>
              <table:table-cell office:value-type="float" office:value="NaN">
                <text:p>NaN</text:p>
              </table:table-cell>
              <table:table-cell office:value-type="float" office:value="75.25501559">
                <text:p>75.25501559</text:p>
              </table:table-cell>
              <table:table-cell office:value-type="float" office:value="65.15359954">
                <text:p>65.153599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Linear Regression</text:p>
        </chart:title>
        <chart:legend svg:x="11.225cm" svg:y="1.399cm" style:legend-expansion="custom" chartooo:width="4.411cm" chartooo:height="5.839cm" style:legend-expansion-aspect-ratio="0.755437574927214" chart:style-name="ch3"/>
        <chart:plot-area chart:style-name="ch4" table:cell-range-address="Selection.B1:Selection.E19" chart:data-source-has-labels="row" svg:x="0.592cm" svg:y="0.96cm" svg:width="10.183cm" svg:height="7.471cm">
          <chartooo:coordinate-region svg:x="1.399cm" svg:y="1.159cm" svg:width="9.189cm" svg:height="6.625cm"/>
          <chart:axis chart:dimension="x" chart:name="primary-x" chart:style-name="ch5">
            <chart:title svg:x="4.051cm" svg:y="8.44cm" chart:style-name="ch6">
              <text:p>number of features (k)</text:p>
            </chart:title>
            <chart:grid chart:style-name="ch7" chart:class="major"/>
          </chart:axis>
          <chart:axis chart:dimension="y" chart:name="primary-y" chart:style-name="ch5">
            <chart:title svg:x="0cm" svg:y="5.096cm" chart:style-name="ch8">
              <text:p>MSE</text:p>
            </chart:title>
            <chart:grid chart:style-name="ch7" chart:class="major"/>
          </chart:axis>
          <chart:series chart:style-name="ch9" chart:values-cell-range-address="Selection.B2:Selection.B19" chart:label-cell-address="Selection.B1:Selection.B1" chart:class="chart:line">
            <chart:data-point chart:repeated="18"/>
          </chart:series>
          <chart:series chart:style-name="ch10" chart:values-cell-range-address="Selection.C2:Selection.C19" chart:label-cell-address="Selection.C1:Selection.C1" chart:class="chart:line">
            <chart:data-point chart:repeated="18"/>
          </chart:series>
          <chart:series chart:style-name="ch11" chart:values-cell-range-address="Selection.D2:Selection.D19" chart:label-cell-address="Selection.D1:Selection.D1" chart:class="chart:line">
            <chart:data-point chart:repeated="18"/>
          </chart:series>
          <chart:series chart:style-name="ch12" chart:values-cell-range-address="Selection.E2:Selection.E19" chart:label-cell-address="Selection.E1:Selection.E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 – RFE (keep k features)</text:p>
                <draw:g>
                  <svg:desc>Selection.B1:Selection.B1</svg:desc>
                </draw:g>
              </table:table-cell>
              <table:table-cell office:value-type="string">
                <text:p>T1 – k-best features</text:p>
                <draw:g>
                  <svg:desc>Selection.C1:Selection.C1</svg:desc>
                </draw:g>
              </table:table-cell>
              <table:table-cell office:value-type="string">
                <text:p>T2 – RFE (keep k features)</text:p>
                <draw:g>
                  <svg:desc>Selection.D1:Selection.D1</svg:desc>
                </draw:g>
              </table:table-cell>
              <table:table-cell office:value-type="string">
                <text:p>T2 – k-best features</text:p>
                <draw:g>
                  <svg:desc>Selection.E1:Selecti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.76187132">
                <text:p>65.76187132</text:p>
                <draw:g>
                  <svg:desc>Selection.B2:Selection.B19</svg:desc>
                </draw:g>
              </table:table-cell>
              <table:table-cell office:value-type="float" office:value="60.06254653">
                <text:p>60.06254653</text:p>
                <draw:g>
                  <svg:desc>Selection.C2:Selection.C19</svg:desc>
                </draw:g>
              </table:table-cell>
              <table:table-cell office:value-type="float" office:value="113.97201238">
                <text:p>113.97201238</text:p>
                <draw:g>
                  <svg:desc>Selection.D2:Selection.D19</svg:desc>
                </draw:g>
              </table:table-cell>
              <table:table-cell office:value-type="float" office:value="101.57929515">
                <text:p>101.57929515</text:p>
                <draw:g>
                  <svg:desc>Selection.E2:Selection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.52925869">
                <text:p>65.52925869</text:p>
              </table:table-cell>
              <table:table-cell office:value-type="float" office:value="60.04229994">
                <text:p>60.04229994</text:p>
              </table:table-cell>
              <table:table-cell office:value-type="float" office:value="113.9582026">
                <text:p>113.9582026</text:p>
              </table:table-cell>
              <table:table-cell office:value-type="float" office:value="101.16356436">
                <text:p>101.16356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44442811">
                <text:p>65.44442811</text:p>
              </table:table-cell>
              <table:table-cell office:value-type="float" office:value="59.96368182">
                <text:p>59.96368182</text:p>
              </table:table-cell>
              <table:table-cell office:value-type="float" office:value="113.85523464">
                <text:p>113.85523464</text:p>
              </table:table-cell>
              <table:table-cell office:value-type="float" office:value="101.25357434">
                <text:p>101.25357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30995111">
                <text:p>65.30995111</text:p>
              </table:table-cell>
              <table:table-cell office:value-type="float" office:value="59.94638774">
                <text:p>59.94638774</text:p>
              </table:table-cell>
              <table:table-cell office:value-type="float" office:value="113.81922932">
                <text:p>113.81922932</text:p>
              </table:table-cell>
              <table:table-cell office:value-type="float" office:value="101.20211219">
                <text:p>101.20211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08462705">
                <text:p>65.08462705</text:p>
              </table:table-cell>
              <table:table-cell office:value-type="float" office:value="58.32478666">
                <text:p>58.32478666</text:p>
              </table:table-cell>
              <table:table-cell office:value-type="float" office:value="113.62086623">
                <text:p>113.62086623</text:p>
              </table:table-cell>
              <table:table-cell office:value-type="float" office:value="98.6932148">
                <text:p>98.6932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81782005">
                <text:p>64.81782005</text:p>
              </table:table-cell>
              <table:table-cell office:value-type="float" office:value="57.54810234">
                <text:p>57.54810234</text:p>
              </table:table-cell>
              <table:table-cell office:value-type="float" office:value="113.11086996">
                <text:p>113.11086996</text:p>
              </table:table-cell>
              <table:table-cell office:value-type="float" office:value="97.38736792">
                <text:p>97.38736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91212499">
                <text:p>64.91212499</text:p>
              </table:table-cell>
              <table:table-cell office:value-type="float" office:value="57.43732958">
                <text:p>57.43732958</text:p>
              </table:table-cell>
              <table:table-cell office:value-type="float" office:value="112.26573752">
                <text:p>112.26573752</text:p>
              </table:table-cell>
              <table:table-cell office:value-type="float" office:value="96.58223405">
                <text:p>96.58223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.338489">
                <text:p>64.338489</text:p>
              </table:table-cell>
              <table:table-cell office:value-type="float" office:value="57.41737717">
                <text:p>57.41737717</text:p>
              </table:table-cell>
              <table:table-cell office:value-type="float" office:value="109.27645186">
                <text:p>109.27645186</text:p>
              </table:table-cell>
              <table:table-cell office:value-type="float" office:value="96.55075656">
                <text:p>96.55075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.10470047">
                <text:p>63.10470047</text:p>
              </table:table-cell>
              <table:table-cell office:value-type="float" office:value="57.185893">
                <text:p>57.185893</text:p>
              </table:table-cell>
              <table:table-cell office:value-type="float" office:value="110.82436954">
                <text:p>110.82436954</text:p>
              </table:table-cell>
              <table:table-cell office:value-type="float" office:value="96.45403939">
                <text:p>96.45403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72173089">
                <text:p>61.72173089</text:p>
              </table:table-cell>
              <table:table-cell office:value-type="float" office:value="57.11864125">
                <text:p>57.11864125</text:p>
              </table:table-cell>
              <table:table-cell office:value-type="float" office:value="108.32539945">
                <text:p>108.32539945</text:p>
              </table:table-cell>
              <table:table-cell office:value-type="float" office:value="96.33633069">
                <text:p>96.33633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.36203851">
                <text:p>60.36203851</text:p>
              </table:table-cell>
              <table:table-cell office:value-type="float" office:value="57.17226536">
                <text:p>57.17226536</text:p>
              </table:table-cell>
              <table:table-cell office:value-type="float" office:value="107.78874914">
                <text:p>107.78874914</text:p>
              </table:table-cell>
              <table:table-cell office:value-type="float" office:value="96.43810753">
                <text:p>96.43810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29157552">
                <text:p>60.29157552</text:p>
              </table:table-cell>
              <table:table-cell office:value-type="float" office:value="57.00975323">
                <text:p>57.00975323</text:p>
              </table:table-cell>
              <table:table-cell office:value-type="float" office:value="106.23453823">
                <text:p>106.23453823</text:p>
              </table:table-cell>
              <table:table-cell office:value-type="float" office:value="96.00622946">
                <text:p>96.00622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.27119528">
                <text:p>60.27119528</text:p>
              </table:table-cell>
              <table:table-cell office:value-type="float" office:value="56.86872007">
                <text:p>56.86872007</text:p>
              </table:table-cell>
              <table:table-cell office:value-type="float" office:value="106.89016966">
                <text:p>106.89016966</text:p>
              </table:table-cell>
              <table:table-cell office:value-type="float" office:value="95.76087669">
                <text:p>95.760876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.06390941">
                <text:p>60.06390941</text:p>
              </table:table-cell>
              <table:table-cell office:value-type="float" office:value="56.79719975">
                <text:p>56.79719975</text:p>
              </table:table-cell>
              <table:table-cell office:value-type="float" office:value="103.96792608">
                <text:p>103.96792608</text:p>
              </table:table-cell>
              <table:table-cell office:value-type="float" office:value="95.54285931">
                <text:p>95.542859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92786609">
                <text:p>59.92786609</text:p>
              </table:table-cell>
              <table:table-cell office:value-type="float" office:value="56.24799327">
                <text:p>56.24799327</text:p>
              </table:table-cell>
              <table:table-cell office:value-type="float" office:value="103.40696873">
                <text:p>103.40696873</text:p>
              </table:table-cell>
              <table:table-cell office:value-type="float" office:value="95.04227073">
                <text:p>95.04227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29913528">
                <text:p>59.29913528</text:p>
              </table:table-cell>
              <table:table-cell office:value-type="float" office:value="56.28652995">
                <text:p>56.28652995</text:p>
              </table:table-cell>
              <table:table-cell office:value-type="float" office:value="102.47847474">
                <text:p>102.47847474</text:p>
              </table:table-cell>
              <table:table-cell office:value-type="float" office:value="95.14380149">
                <text:p>95.14380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79785211">
                <text:p>56.79785211</text:p>
              </table:table-cell>
              <table:table-cell office:value-type="float" office:value="56.23061759">
                <text:p>56.23061759</text:p>
              </table:table-cell>
              <table:table-cell office:value-type="float" office:value="95.97655743">
                <text:p>95.97655743</text:p>
              </table:table-cell>
              <table:table-cell office:value-type="float" office:value="94.97007215">
                <text:p>94.97007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14376825">
                <text:p>56.14376825</text:p>
              </table:table-cell>
              <table:table-cell office:value-type="float" office:value="56.14376825">
                <text:p>56.14376825</text:p>
              </table:table-cell>
              <table:table-cell office:value-type="float" office:value="94.8667611">
                <text:p>94.8667611</text:p>
              </table:table-cell>
              <table:table-cell office:value-type="float" office:value="94.8667611">
                <text:p>94.86676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8.987cm" xlink:href=".." xlink:type="simple" chart:class="chart:line" chart:style-name="ch1">
        <chart:title svg:x="1.96cm" svg:y="0.315cm" chart:style-name="ch2">
          <text:p>Polynomial regression of degree 2 with Ridge Regularization</text:p>
        </chart:title>
        <chart:legend chart:legend-position="end" svg:x="11.552cm" svg:y="3.945cm" style:legend-expansion="high" chart:style-name="ch3"/>
        <chart:plot-area chart:style-name="ch4" table:cell-range-address="Selection.B23:Selection.C41" chart:data-source-has-labels="row" svg:x="1.33cm" svg:y="1.657cm" svg:width="9.584cm" svg:height="6.17cm">
          <chartooo:coordinate-region svg:x="2.137cm" svg:y="1.856cm" svg:width="8.59cm" svg:height="5.324cm"/>
          <chart:axis chart:dimension="x" chart:name="primary-x" chart:style-name="ch5">
            <chart:title svg:x="4.067cm" svg:y="8.006cm" chart:style-name="ch6">
              <text:p>number of initial features (k)</text:p>
            </chart:title>
          </chart:axis>
          <chart:axis chart:dimension="y" chart:name="primary-y" chart:style-name="ch5">
            <chart:title svg:x="0.451cm" svg:y="5.143cm" chart:style-name="ch7">
              <text:p>MSE</text:p>
            </chart:title>
            <chart:grid chart:style-name="ch8" chart:class="major"/>
          </chart:axis>
          <chart:series chart:style-name="ch9" chart:values-cell-range-address="Selection.B24:Selection.B41" chart:label-cell-address="Selection.B23:Selection.B23" chart:class="chart:line">
            <chart:data-point chart:repeated="18"/>
          </chart:series>
          <chart:series chart:style-name="ch10" chart:values-cell-range-address="Selection.C24:Selection.C41" chart:label-cell-address="Selection.C23:Selection.C23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 – k-best features</text:p>
                <draw:g>
                  <svg:desc>Selection.B23:Selection.B23</svg:desc>
                </draw:g>
              </table:table-cell>
              <table:table-cell office:value-type="string">
                <text:p>T2 – k-best features</text:p>
                <draw:g>
                  <svg:desc>Selection.C23:Selection.C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.74906387">
                <text:p>59.74906387</text:p>
                <draw:g>
                  <svg:desc>Selection.B24:Selection.B41</svg:desc>
                </draw:g>
              </table:table-cell>
              <table:table-cell office:value-type="float" office:value="100.33919863">
                <text:p>100.33919863</text:p>
                <draw:g>
                  <svg:desc>Selection.C24:Selection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27602612">
                <text:p>59.27602612</text:p>
              </table:table-cell>
              <table:table-cell office:value-type="float" office:value="99.41827439">
                <text:p>99.41827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55070149">
                <text:p>57.55070149</text:p>
              </table:table-cell>
              <table:table-cell office:value-type="float" office:value="97.40140697">
                <text:p>97.40140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42642685">
                <text:p>57.42642685</text:p>
              </table:table-cell>
              <table:table-cell office:value-type="float" office:value="96.79994841">
                <text:p>96.79994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45346334">
                <text:p>53.45346334</text:p>
              </table:table-cell>
              <table:table-cell office:value-type="float" office:value="91.55437002">
                <text:p>91.55437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81333985">
                <text:p>52.81333985</text:p>
              </table:table-cell>
              <table:table-cell office:value-type="float" office:value="90.7856816">
                <text:p>90.7856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54168591">
                <text:p>51.54168591</text:p>
              </table:table-cell>
              <table:table-cell office:value-type="float" office:value="88.82778939">
                <text:p>88.82778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20136407">
                <text:p>51.20136407</text:p>
              </table:table-cell>
              <table:table-cell office:value-type="float" office:value="88.30302533">
                <text:p>88.30302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32316444">
                <text:p>51.32316444</text:p>
              </table:table-cell>
              <table:table-cell office:value-type="float" office:value="88.50390027">
                <text:p>88.50390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14469189">
                <text:p>51.14469189</text:p>
              </table:table-cell>
              <table:table-cell office:value-type="float" office:value="88.49213495">
                <text:p>88.49213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.10710866">
                <text:p>51.10710866</text:p>
              </table:table-cell>
              <table:table-cell office:value-type="float" office:value="88.36395629">
                <text:p>88.363956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13148435">
                <text:p>50.13148435</text:p>
              </table:table-cell>
              <table:table-cell office:value-type="float" office:value="86.91063693">
                <text:p>86.91063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10700309">
                <text:p>50.10700309</text:p>
              </table:table-cell>
              <table:table-cell office:value-type="float" office:value="86.62473504">
                <text:p>86.624735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46737083">
                <text:p>49.46737083</text:p>
              </table:table-cell>
              <table:table-cell office:value-type="float" office:value="86.14255158">
                <text:p>86.14255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.14596326">
                <text:p>49.14596326</text:p>
              </table:table-cell>
              <table:table-cell office:value-type="float" office:value="85.50975233">
                <text:p>85.50975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12388743">
                <text:p>49.12388743</text:p>
              </table:table-cell>
              <table:table-cell office:value-type="float" office:value="85.16265311">
                <text:p>85.162653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.35875934">
                <text:p>49.35875934</text:p>
              </table:table-cell>
              <table:table-cell office:value-type="float" office:value="85.22161206">
                <text:p>85.22161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.95498173">
                <text:p>48.95498173</text:p>
              </table:table-cell>
              <table:table-cell office:value-type="float" office:value="84.65641906">
                <text:p>84.656419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11cm" xlink:href=".." xlink:type="simple" chart:class="chart:line" chart:style-name="ch1">
        <chart:title svg:x="3.93cm" svg:y="0.316cm" chart:style-name="ch2">
          <text:p>T1 predictions with Ridge Regularization</text:p>
        </chart:title>
        <chart:legend chart:legend-position="end" svg:x="10.096cm" svg:y="3.708cm" style:legend-expansion="high" chart:style-name="ch3"/>
        <chart:plot-area chart:style-name="ch4" table:cell-range-address="Selection.I23:Selection.K41" chart:data-source-has-labels="row" svg:x="1.33cm" svg:y="1.661cm" svg:width="8.128cm" svg:height="6.189cm">
          <chartooo:coordinate-region svg:x="1.951cm" svg:y="1.86cm" svg:width="7.32cm" svg:height="5.343cm"/>
          <chart:axis chart:dimension="x" chart:name="primary-x" chart:style-name="ch5">
            <chart:title svg:x="3.339cm" svg:y="8.03cm" chart:style-name="ch6">
              <text:p>number of initial features (k)</text:p>
            </chart:title>
          </chart:axis>
          <chart:axis chart:dimension="y" chart:name="primary-y" chart:style-name="ch5">
            <chart:title svg:x="0.451cm" svg:y="5.156cm" chart:style-name="ch7">
              <text:p>MSE</text:p>
            </chart:title>
            <chart:grid chart:style-name="ch8" chart:class="major"/>
          </chart:axis>
          <chart:series chart:style-name="ch9" chart:values-cell-range-address="Selection.I24:Selection.I41" chart:label-cell-address="Selection.I23:Selection.I23" chart:class="chart:line">
            <chart:data-point chart:repeated="18"/>
          </chart:series>
          <chart:series chart:style-name="ch10" chart:values-cell-range-address="Selection.J24:Selection.J41" chart:label-cell-address="Selection.J23:Selection.J23" chart:class="chart:line">
            <chart:data-point chart:repeated="18"/>
          </chart:series>
          <chart:series chart:style-name="ch11" chart:values-cell-range-address="Selection.K24:Selection.K41" chart:label-cell-address="Selection.K23:Selection.K23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ly(2) – T1 - k-best features</text:p>
                <draw:g>
                  <svg:desc>Selection.I23:Selection.I23</svg:desc>
                </draw:g>
              </table:table-cell>
              <table:table-cell office:value-type="string">
                <text:p>Poly(3) – T1 – k-best features</text:p>
                <draw:g>
                  <svg:desc>Selection.J23:Selection.J23</svg:desc>
                </draw:g>
              </table:table-cell>
              <table:table-cell office:value-type="string">
                <text:p>Poly(4) – T1 – k-best features</text:p>
                <draw:g>
                  <svg:desc>Selection.K23:Selection.K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.74906387">
                <text:p>59.74906387</text:p>
                <draw:g>
                  <svg:desc>Selection.I24:Selection.I41</svg:desc>
                </draw:g>
              </table:table-cell>
              <table:table-cell office:value-type="float" office:value="59.16484277">
                <text:p>59.16484277</text:p>
                <draw:g>
                  <svg:desc>Selection.J24:Selection.J41</svg:desc>
                </draw:g>
              </table:table-cell>
              <table:table-cell office:value-type="float" office:value="51.84636397">
                <text:p>51.84636397</text:p>
                <draw:g>
                  <svg:desc>Selection.K24:Selection.K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27602612">
                <text:p>59.27602612</text:p>
              </table:table-cell>
              <table:table-cell office:value-type="float" office:value="58.23476659">
                <text:p>58.23476659</text:p>
              </table:table-cell>
              <table:table-cell office:value-type="float" office:value="50.62250065">
                <text:p>50.62250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55070149">
                <text:p>57.55070149</text:p>
              </table:table-cell>
              <table:table-cell office:value-type="float" office:value="56.0758337">
                <text:p>56.0758337</text:p>
              </table:table-cell>
              <table:table-cell office:value-type="float" office:value="47.60880965">
                <text:p>47.60880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42642685">
                <text:p>57.42642685</text:p>
              </table:table-cell>
              <table:table-cell office:value-type="float" office:value="55.31131629">
                <text:p>55.31131629</text:p>
              </table:table-cell>
              <table:table-cell office:value-type="float" office:value="46.98106532">
                <text:p>46.98106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45346334">
                <text:p>53.45346334</text:p>
              </table:table-cell>
              <table:table-cell office:value-type="float" office:value="47.21288432">
                <text:p>47.21288432</text:p>
              </table:table-cell>
              <table:table-cell office:value-type="float" office:value="40.48269502">
                <text:p>40.48269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81333985">
                <text:p>52.81333985</text:p>
              </table:table-cell>
              <table:table-cell office:value-type="float" office:value="46.41429623">
                <text:p>46.41429623</text:p>
              </table:table-cell>
              <table:table-cell office:value-type="float" office:value="40.64330618">
                <text:p>40.643306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54168591">
                <text:p>51.54168591</text:p>
              </table:table-cell>
              <table:table-cell office:value-type="float" office:value="38.65266748">
                <text:p>38.65266748</text:p>
              </table:table-cell>
              <table:table-cell office:value-type="float" office:value="34.84064402">
                <text:p>34.84064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20136407">
                <text:p>51.20136407</text:p>
              </table:table-cell>
              <table:table-cell office:value-type="float" office:value="38.55548658">
                <text:p>38.55548658</text:p>
              </table:table-cell>
              <table:table-cell office:value-type="float" office:value="35.92963345">
                <text:p>35.92963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32316444">
                <text:p>51.32316444</text:p>
              </table:table-cell>
              <table:table-cell office:value-type="float" office:value="38.40983007">
                <text:p>38.40983007</text:p>
              </table:table-cell>
              <table:table-cell office:value-type="float" office:value="35.42233047">
                <text:p>35.42233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14469189">
                <text:p>51.14469189</text:p>
              </table:table-cell>
              <table:table-cell office:value-type="float" office:value="38.43771659">
                <text:p>38.43771659</text:p>
              </table:table-cell>
              <table:table-cell office:value-type="float" office:value="39.6658482">
                <text:p>39.66584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.10710866">
                <text:p>51.10710866</text:p>
              </table:table-cell>
              <table:table-cell office:value-type="float" office:value="38.67523702">
                <text:p>38.67523702</text:p>
              </table:table-cell>
              <table:table-cell office:value-type="float" office:value="38.03821892">
                <text:p>38.03821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13148435">
                <text:p>50.13148435</text:p>
              </table:table-cell>
              <table:table-cell office:value-type="float" office:value="36.44391204">
                <text:p>36.44391204</text:p>
              </table:table-cell>
              <table:table-cell office:value-type="float" office:value="55.80986805">
                <text:p>55.80986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10700309">
                <text:p>50.10700309</text:p>
              </table:table-cell>
              <table:table-cell office:value-type="float" office:value="36.51404">
                <text:p>36.51404</text:p>
              </table:table-cell>
              <table:table-cell office:value-type="float" office:value="53.02628081">
                <text:p>53.02628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46737083">
                <text:p>49.46737083</text:p>
              </table:table-cell>
              <table:table-cell office:value-type="float" office:value="36.15291442">
                <text:p>36.15291442</text:p>
              </table:table-cell>
              <table:table-cell office:value-type="float" office:value="50.56185588">
                <text:p>50.56185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.14596326">
                <text:p>49.14596326</text:p>
              </table:table-cell>
              <table:table-cell office:value-type="float" office:value="36.41988916">
                <text:p>36.41988916</text:p>
              </table:table-cell>
              <table:table-cell office:value-type="float" office:value="40.60158151">
                <text:p>40.601581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12388743">
                <text:p>49.12388743</text:p>
              </table:table-cell>
              <table:table-cell office:value-type="float" office:value="35.65959009">
                <text:p>35.65959009</text:p>
              </table:table-cell>
              <table:table-cell office:value-type="float" office:value="39.71653441">
                <text:p>39.71653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.35875934">
                <text:p>49.35875934</text:p>
              </table:table-cell>
              <table:table-cell office:value-type="float" office:value="36.74137507">
                <text:p>36.74137507</text:p>
              </table:table-cell>
              <table:table-cell office:value-type="float" office:value="39.38329149">
                <text:p>39.38329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.95498173">
                <text:p>48.95498173</text:p>
              </table:table-cell>
              <table:table-cell office:value-type="float" office:value="37.32618264">
                <text:p>37.32618264</text:p>
              </table:table-cell>
              <table:table-cell office:value-type="float" office:value="40.86474245">
                <text:p>40.864742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64cm" svg:y="0.316cm" chart:style-name="ch2">
          <text:p>Polynomial regression of degree 3 with Ridge Regularization</text:p>
        </chart:title>
        <chart:legend chart:legend-position="end" svg:x="11.56cm" svg:y="3.952cm" style:legend-expansion="high" chart:style-name="ch3"/>
        <chart:plot-area chart:style-name="ch4" table:cell-range-address="Selection.B45:Selection.C63" chart:data-source-has-labels="row" svg:x="1.331cm" svg:y="1.661cm" svg:width="9.589cm" svg:height="6.178cm">
          <chartooo:coordinate-region svg:x="2.138cm" svg:y="1.86cm" svg:width="8.595cm" svg:height="5.332cm"/>
          <chart:axis chart:dimension="x" chart:name="primary-x" chart:style-name="ch5">
            <chart:title svg:x="4.07cm" svg:y="8.019cm" chart:style-name="ch6">
              <text:p>number of initial features (k)</text:p>
            </chart:title>
          </chart:axis>
          <chart:axis chart:dimension="y" chart:name="primary-y" chart:style-name="ch5">
            <chart:title svg:x="0.451cm" svg:y="5.151cm" chart:style-name="ch7">
              <text:p>MSE</text:p>
            </chart:title>
            <chart:grid chart:style-name="ch8" chart:class="major"/>
          </chart:axis>
          <chart:series chart:style-name="ch9" chart:values-cell-range-address="Selection.B46:Selection.B63" chart:label-cell-address="Selection.B45:Selection.B45" chart:class="chart:line">
            <chart:data-point chart:repeated="18"/>
          </chart:series>
          <chart:series chart:style-name="ch10" chart:values-cell-range-address="Selection.C46:Selection.C63" chart:label-cell-address="Selection.C45:Selection.C45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 – k-best features</text:p>
                <draw:g>
                  <svg:desc>Selection.B45:Selection.B45</svg:desc>
                </draw:g>
              </table:table-cell>
              <table:table-cell office:value-type="string">
                <text:p>T2 – k-best features</text:p>
                <draw:g>
                  <svg:desc>Selection.C45:Selection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.16484277">
                <text:p>59.16484277</text:p>
                <draw:g>
                  <svg:desc>Selection.B46:Selection.B63</svg:desc>
                </draw:g>
              </table:table-cell>
              <table:table-cell office:value-type="float" office:value="99.44589472">
                <text:p>99.44589472</text:p>
                <draw:g>
                  <svg:desc>Selection.C46:Selection.C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23476659">
                <text:p>58.23476659</text:p>
              </table:table-cell>
              <table:table-cell office:value-type="float" office:value="97.89041469">
                <text:p>97.89041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0758337">
                <text:p>56.0758337</text:p>
              </table:table-cell>
              <table:table-cell office:value-type="float" office:value="95.02311019">
                <text:p>95.02311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31131629">
                <text:p>55.31131629</text:p>
              </table:table-cell>
              <table:table-cell office:value-type="float" office:value="93.45723634">
                <text:p>93.45723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21288432">
                <text:p>47.21288432</text:p>
              </table:table-cell>
              <table:table-cell office:value-type="float" office:value="81.0905601">
                <text:p>81.0905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41429623">
                <text:p>46.41429623</text:p>
              </table:table-cell>
              <table:table-cell office:value-type="float" office:value="80.2466585">
                <text:p>80.2466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65266748">
                <text:p>38.65266748</text:p>
              </table:table-cell>
              <table:table-cell office:value-type="float" office:value="71.489281">
                <text:p>71.489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55548658">
                <text:p>38.55548658</text:p>
              </table:table-cell>
              <table:table-cell office:value-type="float" office:value="71.02799633">
                <text:p>71.02799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40983007">
                <text:p>38.40983007</text:p>
              </table:table-cell>
              <table:table-cell office:value-type="float" office:value="70.81869143">
                <text:p>70.81869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43771659">
                <text:p>38.43771659</text:p>
              </table:table-cell>
              <table:table-cell office:value-type="float" office:value="71.00409084">
                <text:p>71.00409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.67523702">
                <text:p>38.67523702</text:p>
              </table:table-cell>
              <table:table-cell office:value-type="float" office:value="71.61196021">
                <text:p>71.61196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44391204">
                <text:p>36.44391204</text:p>
              </table:table-cell>
              <table:table-cell office:value-type="float" office:value="67.63641386">
                <text:p>67.63641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51404">
                <text:p>36.51404</text:p>
              </table:table-cell>
              <table:table-cell office:value-type="float" office:value="67.26601269">
                <text:p>67.266012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15291442">
                <text:p>36.15291442</text:p>
              </table:table-cell>
              <table:table-cell office:value-type="float" office:value="67.13803056">
                <text:p>67.13803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41988916">
                <text:p>36.41988916</text:p>
              </table:table-cell>
              <table:table-cell office:value-type="float" office:value="66.92897422">
                <text:p>66.92897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65959009">
                <text:p>35.65959009</text:p>
              </table:table-cell>
              <table:table-cell office:value-type="float" office:value="65.90206946">
                <text:p>65.90206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.74137507">
                <text:p>36.74137507</text:p>
              </table:table-cell>
              <table:table-cell office:value-type="float" office:value="68.06018247">
                <text:p>68.06018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32618264">
                <text:p>37.32618264</text:p>
              </table:table-cell>
              <table:table-cell office:value-type="float" office:value="68.00001584">
                <text:p>68.000015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35cm" svg:y="0.316cm" chart:style-name="ch2">
          <text:p>T2 predictions with Ridge Regularization</text:p>
        </chart:title>
        <chart:legend chart:legend-position="end" svg:x="10.105cm" svg:y="3.703cm" style:legend-expansion="high" chart:style-name="ch3"/>
        <chart:plot-area chart:style-name="ch4" table:cell-range-address="Selection.I45:Selection.K63" chart:data-source-has-labels="row" svg:x="1.331cm" svg:y="1.661cm" svg:width="8.134cm" svg:height="6.178cm">
          <chartooo:coordinate-region svg:x="2.138cm" svg:y="1.86cm" svg:width="7.14cm" svg:height="5.332cm"/>
          <chart:axis chart:dimension="x" chart:name="primary-x" chart:style-name="ch5">
            <chart:title svg:x="3.343cm" svg:y="8.019cm" chart:style-name="ch6">
              <text:p>number of initial features (k)</text:p>
            </chart:title>
          </chart:axis>
          <chart:axis chart:dimension="y" chart:name="primary-y" chart:style-name="ch5">
            <chart:title svg:x="0.451cm" svg:y="5.151cm" chart:style-name="ch7">
              <text:p>MSE</text:p>
            </chart:title>
            <chart:grid chart:style-name="ch8" chart:class="major"/>
          </chart:axis>
          <chart:series chart:style-name="ch9" chart:values-cell-range-address="Selection.I46:Selection.I63" chart:label-cell-address="Selection.I45:Selection.I45" chart:class="chart:line">
            <chart:data-point chart:repeated="18"/>
          </chart:series>
          <chart:series chart:style-name="ch10" chart:values-cell-range-address="Selection.J46:Selection.J63" chart:label-cell-address="Selection.J45:Selection.J45" chart:class="chart:line">
            <chart:data-point chart:repeated="18"/>
          </chart:series>
          <chart:series chart:style-name="ch11" chart:values-cell-range-address="Selection.K46:Selection.K63" chart:label-cell-address="Selection.K45:Selection.K45" chart:class="chart:line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ly(2) – T2 – k-best features</text:p>
                <draw:g>
                  <svg:desc>Selection.I45:Selection.I45</svg:desc>
                </draw:g>
              </table:table-cell>
              <table:table-cell office:value-type="string">
                <text:p>Poly(3) – T2 – k-best features</text:p>
                <draw:g>
                  <svg:desc>Selection.J45:Selection.J45</svg:desc>
                </draw:g>
              </table:table-cell>
              <table:table-cell office:value-type="string">
                <text:p>Poly(4) – T2 – k-best features</text:p>
                <draw:g>
                  <svg:desc>Selection.K45:Selection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.33919863">
                <text:p>100.33919863</text:p>
                <draw:g>
                  <svg:desc>Selection.I46:Selection.I63</svg:desc>
                </draw:g>
              </table:table-cell>
              <table:table-cell office:value-type="float" office:value="99.44589472">
                <text:p>99.44589472</text:p>
                <draw:g>
                  <svg:desc>Selection.J46:Selection.J63</svg:desc>
                </draw:g>
              </table:table-cell>
              <table:table-cell office:value-type="float" office:value="89.16810216">
                <text:p>89.16810216</text:p>
                <draw:g>
                  <svg:desc>Selection.K46:Selection.K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1827439">
                <text:p>99.41827439</text:p>
              </table:table-cell>
              <table:table-cell office:value-type="float" office:value="97.89041469">
                <text:p>97.89041469</text:p>
              </table:table-cell>
              <table:table-cell office:value-type="float" office:value="86.86979422">
                <text:p>86.86979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.40140697">
                <text:p>97.40140697</text:p>
              </table:table-cell>
              <table:table-cell office:value-type="float" office:value="95.02311019">
                <text:p>95.02311019</text:p>
              </table:table-cell>
              <table:table-cell office:value-type="float" office:value="81.35133148">
                <text:p>81.35133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79994841">
                <text:p>96.79994841</text:p>
              </table:table-cell>
              <table:table-cell office:value-type="float" office:value="93.45723634">
                <text:p>93.45723634</text:p>
              </table:table-cell>
              <table:table-cell office:value-type="float" office:value="79.80253667">
                <text:p>79.80253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.55437002">
                <text:p>91.55437002</text:p>
              </table:table-cell>
              <table:table-cell office:value-type="float" office:value="81.0905601">
                <text:p>81.0905601</text:p>
              </table:table-cell>
              <table:table-cell office:value-type="float" office:value="69.14647238">
                <text:p>69.14647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.7856816">
                <text:p>90.7856816</text:p>
              </table:table-cell>
              <table:table-cell office:value-type="float" office:value="80.2466585">
                <text:p>80.2466585</text:p>
              </table:table-cell>
              <table:table-cell office:value-type="float" office:value="69.18653524">
                <text:p>69.18653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82778939">
                <text:p>88.82778939</text:p>
              </table:table-cell>
              <table:table-cell office:value-type="float" office:value="71.489281">
                <text:p>71.489281</text:p>
              </table:table-cell>
              <table:table-cell office:value-type="float" office:value="61.82373506">
                <text:p>61.82373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.30302533">
                <text:p>88.30302533</text:p>
              </table:table-cell>
              <table:table-cell office:value-type="float" office:value="71.02799633">
                <text:p>71.02799633</text:p>
              </table:table-cell>
              <table:table-cell office:value-type="float" office:value="62.94860205">
                <text:p>62.94860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.50390027">
                <text:p>88.50390027</text:p>
              </table:table-cell>
              <table:table-cell office:value-type="float" office:value="70.81869143">
                <text:p>70.81869143</text:p>
              </table:table-cell>
              <table:table-cell office:value-type="float" office:value="63.03185454">
                <text:p>63.031854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.49213495">
                <text:p>88.49213495</text:p>
              </table:table-cell>
              <table:table-cell office:value-type="float" office:value="71.00409084">
                <text:p>71.00409084</text:p>
              </table:table-cell>
              <table:table-cell office:value-type="float" office:value="70.41932724">
                <text:p>70.41932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.36395629">
                <text:p>88.36395629</text:p>
              </table:table-cell>
              <table:table-cell office:value-type="float" office:value="71.61196021">
                <text:p>71.61196021</text:p>
              </table:table-cell>
              <table:table-cell office:value-type="float" office:value="68.4558046">
                <text:p>68.45580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91063693">
                <text:p>86.91063693</text:p>
              </table:table-cell>
              <table:table-cell office:value-type="float" office:value="67.63641386">
                <text:p>67.63641386</text:p>
              </table:table-cell>
              <table:table-cell office:value-type="float" office:value="102.16448255">
                <text:p>102.16448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62473504">
                <text:p>86.62473504</text:p>
              </table:table-cell>
              <table:table-cell office:value-type="float" office:value="67.26601269">
                <text:p>67.26601269</text:p>
              </table:table-cell>
              <table:table-cell office:value-type="float" office:value="92.41523443">
                <text:p>92.415234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.14255158">
                <text:p>86.14255158</text:p>
              </table:table-cell>
              <table:table-cell office:value-type="float" office:value="67.13803056">
                <text:p>67.13803056</text:p>
              </table:table-cell>
              <table:table-cell office:value-type="float" office:value="90.88174783">
                <text:p>90.881747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50975233">
                <text:p>85.50975233</text:p>
              </table:table-cell>
              <table:table-cell office:value-type="float" office:value="66.92897422">
                <text:p>66.92897422</text:p>
              </table:table-cell>
              <table:table-cell office:value-type="float" office:value="75.40832522">
                <text:p>75.40832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.16265311">
                <text:p>85.16265311</text:p>
              </table:table-cell>
              <table:table-cell office:value-type="float" office:value="65.90206946">
                <text:p>65.90206946</text:p>
              </table:table-cell>
              <table:table-cell office:value-type="float" office:value="73.82919373">
                <text:p>73.829193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22161206">
                <text:p>85.22161206</text:p>
              </table:table-cell>
              <table:table-cell office:value-type="float" office:value="68.06018247">
                <text:p>68.06018247</text:p>
              </table:table-cell>
              <table:table-cell office:value-type="float" office:value="73.01273722">
                <text:p>73.012737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.65641906">
                <text:p>84.65641906</text:p>
              </table:table-cell>
              <table:table-cell office:value-type="float" office:value="68.00001584">
                <text:p>68.00001584</text:p>
              </table:table-cell>
              <table:table-cell office:value-type="float" office:value="75.73788963">
                <text:p>75.737889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64cm" svg:y="0.316cm" chart:style-name="ch2">
          <text:p>Polynomial regression of degree 4 with Ridge Regularization</text:p>
        </chart:title>
        <chart:legend chart:legend-position="end" svg:x="11.56cm" svg:y="3.952cm" style:legend-expansion="high" chart:style-name="ch3"/>
        <chart:plot-area chart:style-name="ch4" table:cell-range-address="Selection.B68:Selection.C86" chart:data-source-has-labels="row" svg:x="1.331cm" svg:y="1.661cm" svg:width="9.589cm" svg:height="6.178cm">
          <chartooo:coordinate-region svg:x="2.138cm" svg:y="1.86cm" svg:width="8.595cm" svg:height="5.332cm"/>
          <chart:axis chart:dimension="x" chart:name="primary-x" chart:style-name="ch5">
            <chart:title svg:x="4.07cm" svg:y="8.019cm" chart:style-name="ch6">
              <text:p>number of initial features (k)</text:p>
            </chart:title>
          </chart:axis>
          <chart:axis chart:dimension="y" chart:name="primary-y" chart:style-name="ch5">
            <chart:title svg:x="0.451cm" svg:y="5.151cm" chart:style-name="ch7">
              <text:p>MSE</text:p>
            </chart:title>
            <chart:grid chart:style-name="ch8" chart:class="major"/>
          </chart:axis>
          <chart:series chart:style-name="ch9" chart:values-cell-range-address="Selection.B69:Selection.B86" chart:label-cell-address="Selection.B68:Selection.B68" chart:class="chart:line">
            <chart:data-point chart:repeated="18"/>
          </chart:series>
          <chart:series chart:style-name="ch10" chart:values-cell-range-address="Selection.C69:Selection.C86" chart:label-cell-address="Selection.C68:Selection.C68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 – k-best features</text:p>
                <draw:g>
                  <svg:desc>Selection.B68:Selection.B68</svg:desc>
                </draw:g>
              </table:table-cell>
              <table:table-cell office:value-type="string">
                <text:p>T2 – k-best features</text:p>
                <draw:g>
                  <svg:desc>Selection.C68:Selection.C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.84636397">
                <text:p>51.84636397</text:p>
                <draw:g>
                  <svg:desc>Selection.B69:Selection.B86</svg:desc>
                </draw:g>
              </table:table-cell>
              <table:table-cell office:value-type="float" office:value="89.16810216">
                <text:p>89.16810216</text:p>
                <draw:g>
                  <svg:desc>Selection.C69:Selection.C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62250065">
                <text:p>50.62250065</text:p>
              </table:table-cell>
              <table:table-cell office:value-type="float" office:value="86.86979422">
                <text:p>86.86979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60880965">
                <text:p>47.60880965</text:p>
              </table:table-cell>
              <table:table-cell office:value-type="float" office:value="81.35133148">
                <text:p>81.35133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98106532">
                <text:p>46.98106532</text:p>
              </table:table-cell>
              <table:table-cell office:value-type="float" office:value="79.80253667">
                <text:p>79.80253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48269502">
                <text:p>40.48269502</text:p>
              </table:table-cell>
              <table:table-cell office:value-type="float" office:value="69.14647238">
                <text:p>69.14647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64330618">
                <text:p>40.64330618</text:p>
              </table:table-cell>
              <table:table-cell office:value-type="float" office:value="69.18653524">
                <text:p>69.18653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84064402">
                <text:p>34.84064402</text:p>
              </table:table-cell>
              <table:table-cell office:value-type="float" office:value="61.82373506">
                <text:p>61.82373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92963345">
                <text:p>35.92963345</text:p>
              </table:table-cell>
              <table:table-cell office:value-type="float" office:value="62.94860205">
                <text:p>62.94860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42233047">
                <text:p>35.42233047</text:p>
              </table:table-cell>
              <table:table-cell office:value-type="float" office:value="63.03185454">
                <text:p>63.031854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6658482">
                <text:p>39.6658482</text:p>
              </table:table-cell>
              <table:table-cell office:value-type="float" office:value="70.41932724">
                <text:p>70.41932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.03821892">
                <text:p>38.03821892</text:p>
              </table:table-cell>
              <table:table-cell office:value-type="float" office:value="68.4558046">
                <text:p>68.45580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80986805">
                <text:p>55.80986805</text:p>
              </table:table-cell>
              <table:table-cell office:value-type="float" office:value="102.16448255">
                <text:p>102.16448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02628081">
                <text:p>53.02628081</text:p>
              </table:table-cell>
              <table:table-cell office:value-type="float" office:value="92.41523443">
                <text:p>92.415234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.56185588">
                <text:p>50.56185588</text:p>
              </table:table-cell>
              <table:table-cell office:value-type="float" office:value="90.88174783">
                <text:p>90.881747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.60158151">
                <text:p>40.60158151</text:p>
              </table:table-cell>
              <table:table-cell office:value-type="float" office:value="75.40832522">
                <text:p>75.40832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71653441">
                <text:p>39.71653441</text:p>
              </table:table-cell>
              <table:table-cell office:value-type="float" office:value="73.82919373">
                <text:p>73.829193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38329149">
                <text:p>39.38329149</text:p>
              </table:table-cell>
              <table:table-cell office:value-type="float" office:value="73.01273722">
                <text:p>73.012737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.86474245">
                <text:p>40.86474245</text:p>
              </table:table-cell>
              <table:table-cell office:value-type="float" office:value="75.73788963">
                <text:p>75.737889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